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Lucida Sans" svg:font-family="Lucida Sans" style:font-family-generic="swiss" style:font-pitch="variable" svg:panose-1="2 11 6 2 3 5 4 2 2 4"/>
    <style:font-face style:name="Bahnschrift Light" svg:font-family="Bahnschrift Light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</style:style>
    <style:style style:name="T2" style:parent-style-name="Policepardéfaut" style:family="text">
      <style:text-properties style:font-name="Lucida Sans" style:font-name-asian="Lucida Sans" style:font-name-complex="Lucida Sans"/>
    </style:style>
    <style:style style:name="P3" style:parent-style-name="Standard" style:family="paragraph">
      <style:text-properties style:font-name="Lucida Sans" style:font-name-asian="Lucida Sans" style:font-name-complex="Lucida Sans"/>
    </style:style>
    <style:style style:name="T4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5" style:parent-style-name="Policepardéfaut" style:family="text">
      <style:text-properties style:font-name="Lucida Sans" style:font-name-asian="Lucida Sans" style:font-name-complex="Lucida Sans"/>
    </style:style>
    <style:style style:name="T6" style:parent-style-name="Policepardéfaut" style:family="text">
      <style:text-properties style:font-name="Lucida Sans" style:font-name-asian="Lucida Sans" style:font-name-complex="Lucida Sans" style:text-position="super 50%"/>
    </style:style>
    <style:style style:name="T7" style:parent-style-name="Policepardéfaut" style:family="text">
      <style:text-properties style:font-name="Lucida Sans" style:font-name-asian="Lucida Sans" style:font-name-complex="Lucida Sans"/>
    </style:style>
    <style:style style:name="T8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9" style:parent-style-name="Policepardéfaut" style:family="text">
      <style:text-properties style:font-name="Lucida Sans" style:font-name-asian="Lucida Sans" style:font-name-complex="Lucida Sans"/>
    </style:style>
    <style:style style:name="T10" style:parent-style-name="Policepardéfaut" style:family="text">
      <style:text-properties style:font-name="Lucida Sans" style:font-name-asian="Lucida Sans" style:font-name-complex="Lucida Sans"/>
    </style:style>
    <style:style style:name="T11" style:parent-style-name="Policepardéfaut" style:family="text">
      <style:text-properties style:font-name="Lucida Sans" style:font-name-asian="Lucida Sans" style:font-name-complex="Lucida Sans"/>
    </style:style>
    <style:style style:name="P12" style:parent-style-name="Standard" style:family="paragraph">
      <style:text-properties style:font-name="Lucida Sans" style:font-name-asian="Lucida Sans" style:font-name-complex="Lucida Sans"/>
    </style:style>
    <style:style style:name="P13" style:parent-style-name="Standard" style:family="paragraph">
      <style:text-properties style:font-name="Lucida Sans" style:font-name-asian="Lucida Sans" style:font-name-complex="Lucida Sans"/>
    </style:style>
    <style:style style:name="T14" style:parent-style-name="Policepardéfaut" style:family="text">
      <style:text-properties style:font-name="Lucida Sans" style:font-name-asian="Lucida Sans" style:font-name-complex="Lucida Sans"/>
    </style:style>
    <style:style style:name="T15" style:parent-style-name="Policepardéfaut" style:family="text">
      <style:text-properties style:font-name="Lucida Sans" style:font-name-asian="Lucida Sans" style:font-name-complex="Lucida Sans" fo:color="#000080" style:text-underline-type="single" style:text-underline-style="solid" style:text-underline-width="auto" style:text-underline-mode="continuous"/>
    </style:style>
    <style:style style:name="P16" style:parent-style-name="Standard" style:family="paragraph">
      <style:text-properties style:font-name="Lucida Sans" style:font-name-asian="Lucida Sans" style:font-name-complex="Lucida Sans"/>
    </style:style>
    <style:style style:name="T17" style:parent-style-name="Policepardéfaut" style:family="text">
      <style:text-properties style:font-name="Bahnschrift Light" style:font-name-asian="Bahnschrift Light" style:font-name-complex="Bahnschrift Light" fo:font-weight="bold" style:font-weight-asian="bold" fo:font-size="11pt" style:font-size-asian="11pt" style:font-size-complex="11pt"/>
    </style:style>
    <style:style style:name="T18" style:parent-style-name="Policepardéfaut" style:family="text">
      <style:text-properties style:font-name="Bahnschrift Light" style:font-name-asian="Bahnschrift Light" style:font-name-complex="Bahnschrift Light" fo:color="#000080" fo:font-size="11pt" style:font-size-asian="11pt" style:font-size-complex="11pt" style:text-underline-type="single" style:text-underline-style="solid" style:text-underline-width="auto" style:text-underline-mode="continuous"/>
    </style:style>
    <style:style style:name="P19" style:parent-style-name="Standard" style:family="paragraph">
      <style:text-properties style:font-name="Lucida Sans" style:font-name-asian="Lucida Sans" style:font-name-complex="Lucida Sans"/>
    </style:style>
    <style:style style:name="T20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21" style:parent-style-name="Policepardéfaut" style:family="text">
      <style:text-properties style:font-name="Lucida Sans" style:font-name-asian="Lucida Sans" style:font-name-complex="Lucida Sans"/>
    </style:style>
    <style:style style:name="P22" style:parent-style-name="Standard" style:family="paragraph">
      <style:text-properties style:font-name="Lucida Sans" style:font-name-asian="Lucida Sans" style:font-name-complex="Lucida Sans"/>
    </style:style>
    <style:style style:name="T23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24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25" style:parent-style-name="Policepardéfaut" style:family="text">
      <style:text-properties style:font-name="Lucida Sans" style:font-name-asian="Lucida Sans" style:font-name-complex="Lucida Sans"/>
    </style:style>
    <style:style style:name="T26" style:parent-style-name="Policepardéfaut" style:family="text">
      <style:text-properties style:font-name="Lucida Sans" style:font-name-asian="Lucida Sans" style:font-name-complex="Lucida Sans"/>
    </style:style>
    <style:style style:name="T27" style:parent-style-name="Policepardéfaut" style:family="text">
      <style:text-properties style:font-name="Lucida Sans" style:font-name-asian="Lucida Sans" style:font-name-complex="Lucida Sans"/>
    </style:style>
    <style:style style:name="P28" style:parent-style-name="Standard" style:family="paragraph">
      <style:text-properties style:font-name="Lucida Sans" style:font-name-asian="Lucida Sans" style:font-name-complex="Lucida Sans"/>
    </style:style>
    <style:style style:name="P29" style:parent-style-name="Standard" style:family="paragraph">
      <style:text-properties style:font-name="Lucida Sans" style:font-name-asian="Lucida Sans" style:font-name-complex="Lucida Sans"/>
    </style:style>
    <style:style style:name="T30" style:parent-style-name="Policepardéfaut" style:family="text">
      <style:text-properties style:font-name="Lucida Sans" style:font-name-asian="Lucida Sans" style:font-name-complex="Lucida Sans"/>
    </style:style>
    <style:style style:name="T31" style:parent-style-name="Policepardéfaut" style:family="text">
      <style:text-properties style:font-name="Lucida Sans" style:font-name-asian="Lucida Sans" style:font-name-complex="Lucida Sans" fo:color="#000080" style:text-underline-type="single" style:text-underline-style="solid" style:text-underline-width="auto" style:text-underline-mode="continuous"/>
    </style:style>
    <style:style style:name="T32" style:parent-style-name="Policepardéfaut" style:family="text">
      <style:text-properties style:font-name="Bahnschrift Light" style:font-name-asian="Bahnschrift Light" style:font-name-complex="Bahnschrift Light" fo:font-weight="bold" style:font-weight-asian="bold" fo:font-size="11pt" style:font-size-asian="11pt" style:font-size-complex="11pt"/>
    </style:style>
    <style:style style:name="T33" style:parent-style-name="Policepardéfaut" style:family="text">
      <style:text-properties style:font-name="Bahnschrift Light" style:font-name-asian="Bahnschrift Light" style:font-name-complex="Bahnschrift Light" fo:color="#000080" fo:font-size="11pt" style:font-size-asian="11pt" style:font-size-complex="11pt" style:text-underline-type="single" style:text-underline-style="solid" style:text-underline-width="auto" style:text-underline-mode="continuous"/>
    </style:style>
    <style:style style:name="T34" style:parent-style-name="Policepardéfaut" style:family="text">
      <style:text-properties style:font-name="Bahnschrift Light" style:font-name-asian="Bahnschrift Light" style:font-name-complex="Bahnschrift Light" fo:color="#000080" fo:font-size="11pt" style:font-size-asian="11pt" style:font-size-complex="11pt" style:text-underline-type="single" style:text-underline-style="solid" style:text-underline-width="auto" style:text-underline-mode="continuous"/>
    </style:style>
    <style:style style:name="P35" style:parent-style-name="Standard" style:family="paragraph">
      <style:text-properties style:font-name="Lucida Sans" style:font-name-asian="Lucida Sans" style:font-name-complex="Lucida Sans"/>
    </style:style>
    <style:style style:name="T36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37" style:parent-style-name="Policepardéfaut" style:family="text">
      <style:text-properties style:font-name="Lucida Sans" style:font-name-asian="Lucida Sans" style:font-name-complex="Lucida Sans"/>
    </style:style>
    <style:style style:name="P38" style:parent-style-name="Standard" style:family="paragraph">
      <style:text-properties style:font-name="Lucida Sans" style:font-name-asian="Lucida Sans" style:font-name-complex="Lucida Sans"/>
    </style:style>
    <style:style style:name="T39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40" style:parent-style-name="Policepardéfaut" style:family="text">
      <style:text-properties style:font-name="Lucida Sans" style:font-name-asian="Lucida Sans" style:font-name-complex="Lucida Sans"/>
    </style:style>
    <style:style style:name="T41" style:parent-style-name="Policepardéfaut" style:family="text">
      <style:text-properties style:font-name="Lucida Sans" style:font-name-asian="Lucida Sans" style:font-name-complex="Lucida Sans"/>
    </style:style>
    <style:style style:name="T42" style:parent-style-name="Policepardéfaut" style:family="text">
      <style:text-properties style:font-name="Lucida Sans" style:font-name-asian="Lucida Sans" style:font-name-complex="Lucida Sans"/>
    </style:style>
    <style:style style:name="P43" style:parent-style-name="Standard" style:family="paragraph">
      <style:text-properties style:font-name="Lucida Sans" style:font-name-asian="Lucida Sans" style:font-name-complex="Lucida Sans"/>
    </style:style>
    <style:style style:name="T44" style:parent-style-name="Policepardéfaut" style:family="text">
      <style:text-properties style:font-name="Lucida Sans" style:font-name-asian="Lucida Sans" style:font-name-complex="Lucida Sans"/>
    </style:style>
    <style:style style:name="T45" style:parent-style-name="Policepardéfaut" style:family="text">
      <style:text-properties style:font-name="Lucida Sans" style:font-name-asian="Lucida Sans" style:font-name-complex="Lucida Sans" fo:color="#000000"/>
    </style:style>
    <style:style style:name="T46" style:parent-style-name="Policepardéfaut" style:family="text">
      <style:text-properties style:font-name="Lucida Sans" style:font-name-asian="Lucida Sans" style:font-name-complex="Lucida Sans" fo:color="#000080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style:font-name="Lucida Sans" style:font-name-asian="Lucida Sans" style:font-name-complex="Lucida Sans"/>
    </style:style>
    <style:style style:name="T48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49" style:parent-style-name="Policepardéfaut" style:family="text">
      <style:text-properties style:font-name="Lucida Sans" style:font-name-asian="Lucida Sans" style:font-name-complex="Lucida Sans"/>
    </style:style>
    <style:style style:name="T50" style:parent-style-name="Policepardéfaut" style:family="text">
      <style:text-properties style:font-name="Lucida Sans" style:font-name-asian="Lucida Sans" style:font-name-complex="Lucida Sans"/>
    </style:style>
    <style:style style:name="P51" style:parent-style-name="Standard" style:family="paragraph">
      <style:text-properties style:font-name="Lucida Sans" style:font-name-asian="Lucida Sans" style:font-name-complex="Lucida Sans"/>
    </style:style>
    <style:style style:name="T52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53" style:parent-style-name="Policepardéfaut" style:family="text">
      <style:text-properties style:font-name="Lucida Sans" style:font-name-asian="Lucida Sans" style:font-name-complex="Lucida Sans"/>
    </style:style>
    <style:style style:name="T54" style:parent-style-name="Policepardéfaut" style:family="text">
      <style:text-properties style:font-name="Lucida Sans" style:font-name-asian="Lucida Sans" style:font-name-complex="Lucida Sans"/>
    </style:style>
    <style:style style:name="T55" style:parent-style-name="Policepardéfau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56" style:parent-style-name="Policepardéfaut" style:family="text">
      <style:text-properties style:font-name="Lucida Sans" style:font-name-asian="Lucida Sans" style:font-name-complex="Lucida Sans"/>
    </style:style>
    <style:style style:name="P57" style:parent-style-name="Standard" style:family="paragraph">
      <style:text-properties style:font-name="Lucida Sans" style:font-name-asian="Lucida Sans" style:font-name-complex="Lucida Sans"/>
    </style:style>
    <style:style style:name="T58" style:parent-style-name="Policepardéfaut" style:family="text">
      <style:text-properties style:font-name="Lucida Sans" style:font-name-asian="Lucida Sans" style:font-name-complex="Lucida Sans"/>
    </style:style>
    <style:style style:name="T59" style:parent-style-name="Policepardéfaut" style:family="text">
      <style:text-properties style:font-name="Lucida Sans" style:font-name-asian="Lucida Sans" style:font-name-complex="Lucida Sans"/>
    </style:style>
    <style:style style:name="T60" style:parent-style-name="Policepardéfaut" style:family="text">
      <style:text-properties style:font-name="Lucida Sans" style:font-name-asian="Lucida Sans" style:font-name-complex="Lucida Sans" fo:color="#000080" style:text-underline-type="single" style:text-underline-style="solid" style:text-underline-width="auto" style:text-underline-mode="continuous"/>
    </style:style>
    <style:style style:name="T61" style:parent-style-name="Policepardéfaut" style:family="text">
      <style:text-properties style:font-name="Bahnschrift Light" style:font-name-asian="Bahnschrift Light" style:font-name-complex="Bahnschrift Light" fo:font-weight="bold" style:font-weight-asian="bold" fo:font-size="11pt" style:font-size-asian="11pt" style:font-size-complex="11pt"/>
    </style:style>
    <style:style style:name="T62" style:parent-style-name="Policepardéfaut" style:family="text">
      <style:text-properties style:font-name="Bahnschrift Light" style:font-name-asian="Bahnschrift Light" style:font-name-complex="Bahnschrift Light" fo:font-size="11pt" style:font-size-asian="11pt" style:font-size-complex="11pt"/>
    </style:style>
    <style:style style:name="T63" style:parent-style-name="Policepardéfaut" style:family="text">
      <style:text-properties style:font-name="Bahnschrift Light" style:font-name-asian="Bahnschrift Light" style:font-name-complex="Bahnschrift Light" fo:color="#000080" fo:font-size="11pt" style:font-size-asian="11pt" style:font-size-complex="11pt" style:text-underline-type="single" style:text-underline-style="solid" style:text-underline-width="auto" style:text-underline-mode="continuous"/>
    </style:style>
    <style:style style:name="P64" style:parent-style-name="Standard" style:family="paragraph">
      <style:text-properties style:font-name="Lucida Sans" style:font-name-asian="Lucida Sans" style:font-name-complex="Lucida Sans"/>
    </style:style>
    <style:style style:name="T65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66" style:parent-style-name="Policepardéfaut" style:family="text">
      <style:text-properties style:font-name="Lucida Sans" style:font-name-asian="Lucida Sans" style:font-name-complex="Lucida Sans"/>
    </style:style>
    <style:style style:name="P67" style:parent-style-name="Standard" style:family="paragraph">
      <style:text-properties style:font-name="Lucida Sans" style:font-name-asian="Lucida Sans" style:font-name-complex="Lucida Sans"/>
    </style:style>
    <style:style style:name="T68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69" style:parent-style-name="Policepardéfaut" style:family="text">
      <style:text-properties style:font-name="Lucida Sans" style:font-name-asian="Lucida Sans" style:font-name-complex="Lucida Sans"/>
    </style:style>
    <style:style style:name="T70" style:parent-style-name="Policepardéfaut" style:family="text">
      <style:text-properties style:font-name="Lucida Sans" style:font-name-asian="Lucida Sans" style:font-name-complex="Lucida Sans"/>
    </style:style>
    <style:style style:name="T71" style:parent-style-name="Policepardéfaut" style:family="text">
      <style:text-properties style:font-name="Lucida Sans" style:font-name-asian="Lucida Sans" style:font-name-complex="Lucida Sans"/>
    </style:style>
    <style:style style:name="P72" style:parent-style-name="Standard" style:family="paragraph">
      <style:text-properties style:font-name="Lucida Sans" style:font-name-asian="Lucida Sans" style:font-name-complex="Lucida Sans"/>
    </style:style>
    <style:style style:name="P73" style:parent-style-name="Standard" style:family="paragraph">
      <style:text-properties style:font-name="Lucida Sans" style:font-name-asian="Lucida Sans" style:font-name-complex="Lucida Sans"/>
    </style:style>
    <style:style style:name="P74" style:parent-style-name="Standard" style:family="paragraph">
      <style:text-properties style:font-name="Lucida Sans" style:font-name-asian="Lucida Sans" style:font-name-complex="Lucida Sans"/>
    </style:style>
    <style:style style:name="T75" style:parent-style-name="Policepardéfaut" style:family="text">
      <style:text-properties style:font-name="Lucida Sans" style:font-name-asian="Lucida Sans" style:font-name-complex="Lucida Sans"/>
    </style:style>
    <style:style style:name="T76" style:parent-style-name="Policepardéfaut" style:family="text">
      <style:text-properties style:font-name="Lucida Sans" style:font-name-asian="Lucida Sans" style:font-name-complex="Lucida Sans" fo:color="#000080" style:text-underline-type="single" style:text-underline-style="solid" style:text-underline-width="auto" style:text-underline-mode="continuous"/>
    </style:style>
    <style:style style:name="T77" style:parent-style-name="Policepardéfaut" style:family="text">
      <style:text-properties style:font-name="Lucida Sans" style:font-name-asian="Lucida Sans" style:font-name-complex="Lucida Sans" fo:color="#000080"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style:font-name="Lucida Sans" style:font-name-asian="Lucida Sans" style:font-name-complex="Lucida Sans"/>
    </style:style>
    <style:style style:name="T79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80" style:parent-style-name="Policepardéfaut" style:family="text">
      <style:text-properties style:font-name="Lucida Sans" style:font-name-asian="Lucida Sans" style:font-name-complex="Lucida Sans"/>
    </style:style>
    <style:style style:name="P81" style:parent-style-name="Standard" style:family="paragraph">
      <style:text-properties style:font-name="Lucida Sans" style:font-name-asian="Lucida Sans" style:font-name-complex="Lucida Sans"/>
    </style:style>
    <style:style style:name="T82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83" style:parent-style-name="Policepardéfaut" style:family="text">
      <style:text-properties style:font-name="Lucida Sans" style:font-name-asian="Lucida Sans" style:font-name-complex="Lucida Sans"/>
    </style:style>
    <style:style style:name="T84" style:parent-style-name="Policepardéfaut" style:family="text">
      <style:text-properties style:font-name="Lucida Sans" style:font-name-asian="Lucida Sans" style:font-name-complex="Lucida Sans"/>
    </style:style>
    <style:style style:name="T85" style:parent-style-name="Policepardéfau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86" style:parent-style-name="Policepardéfau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87" style:parent-style-name="Policepardéfaut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88" style:parent-style-name="Policepardéfaut" style:family="text">
      <style:text-properties style:font-name="Lucida Sans" style:font-name-asian="Lucida Sans" style:font-name-complex="Lucida Sans"/>
    </style:style>
    <style:style style:name="T89" style:parent-style-name="Policepardéfaut" style:family="text">
      <style:text-properties style:font-name="Lucida Sans" style:font-name-asian="Lucida Sans" style:font-name-complex="Lucida Sans"/>
    </style:style>
    <style:style style:name="T90" style:parent-style-name="Policepardéfaut" style:family="text">
      <style:text-properties style:font-name="Lucida Sans" style:font-name-asian="Lucida Sans" style:font-name-complex="Lucida Sans"/>
    </style:style>
    <style:style style:name="P91" style:parent-style-name="Standard" style:family="paragraph">
      <style:text-properties style:font-name="Lucida Sans" style:font-name-asian="Lucida Sans" style:font-name-complex="Lucida Sans"/>
    </style:style>
    <style:style style:name="T92" style:parent-style-name="Policepardéfaut" style:family="text">
      <style:text-properties style:font-name="Lucida Sans" style:font-name-asian="Lucida Sans" style:font-name-complex="Lucida Sans"/>
    </style:style>
    <style:style style:name="T93" style:parent-style-name="Policepardéfaut" style:family="text">
      <style:text-properties style:font-name="Lucida Sans" style:font-name-asian="Lucida Sans" style:font-name-complex="Lucida Sans" fo:color="#000080" style:text-underline-type="single" style:text-underline-style="solid" style:text-underline-width="auto" style:text-underline-mode="continuous"/>
    </style:style>
    <style:style style:name="P94" style:parent-style-name="Standard" style:family="paragraph">
      <style:text-properties style:font-name="Lucida Sans" style:font-name-asian="Lucida Sans" style:font-name-complex="Lucida Sans"/>
    </style:style>
    <style:style style:name="T95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96" style:parent-style-name="Policepardéfaut" style:family="text">
      <style:text-properties style:font-name="Lucida Sans" style:font-name-asian="Lucida Sans" style:font-name-complex="Lucida Sans"/>
    </style:style>
    <style:style style:name="P97" style:parent-style-name="Standard" style:family="paragraph">
      <style:text-properties style:font-name="Lucida Sans" style:font-name-asian="Lucida Sans" style:font-name-complex="Lucida Sans"/>
    </style:style>
    <style:style style:name="T98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99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100" style:parent-style-name="Policepardéfaut" style:family="text">
      <style:text-properties style:font-name="Lucida Sans" style:font-name-asian="Lucida Sans" style:font-name-complex="Lucida Sans"/>
    </style:style>
    <style:style style:name="T101" style:parent-style-name="Policepardéfaut" style:family="text">
      <style:text-properties style:font-name="Lucida Sans" style:font-name-asian="Lucida Sans" style:font-name-complex="Lucida Sans"/>
    </style:style>
    <style:style style:name="P102" style:parent-style-name="Standard" style:family="paragraph">
      <style:text-properties style:font-name="Lucida Sans" style:font-name-asian="Lucida Sans" style:font-name-complex="Lucida Sans"/>
    </style:style>
    <style:style style:name="P103" style:parent-style-name="Standard" style:family="paragraph">
      <style:text-properties style:font-name="Lucida Sans" style:font-name-asian="Lucida Sans" style:font-name-complex="Lucida Sans"/>
    </style:style>
    <style:style style:name="T104" style:parent-style-name="Policepardéfaut" style:family="text">
      <style:text-properties style:font-name="Lucida Sans" style:font-name-asian="Lucida Sans" style:font-name-complex="Lucida Sans"/>
    </style:style>
    <style:style style:name="T105" style:parent-style-name="Policepardéfaut" style:family="text">
      <style:text-properties style:font-name="Lucida Sans" style:font-name-asian="Lucida Sans" style:font-name-complex="Lucida Sans"/>
    </style:style>
    <style:style style:name="T106" style:parent-style-name="Policepardéfaut" style:family="text">
      <style:text-properties style:font-name="Lucida Sans" style:font-name-asian="Lucida Sans" style:font-name-complex="Lucida Sans" fo:color="#000080" style:text-underline-type="single" style:text-underline-style="solid" style:text-underline-width="auto" style:text-underline-mode="continuous"/>
    </style:style>
    <style:style style:name="T107" style:parent-style-name="Policepardéfaut" style:family="text">
      <style:text-properties style:font-name="Lucida Sans" style:font-name-asian="Lucida Sans" style:font-name-complex="Lucida Sans" fo:color="#000080" style:text-underline-type="single" style:text-underline-style="solid" style:text-underline-width="auto" style:text-underline-mode="continuous"/>
    </style:style>
    <style:style style:name="P108" style:parent-style-name="Standard" style:family="paragraph">
      <style:text-properties style:font-name="Lucida Sans" style:font-name-asian="Lucida Sans" style:font-name-complex="Lucida Sans"/>
    </style:style>
    <style:style style:name="T109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110" style:parent-style-name="Policepardéfaut" style:family="text">
      <style:text-properties style:font-name="Lucida Sans" style:font-name-asian="Lucida Sans" style:font-name-complex="Lucida Sans"/>
    </style:style>
    <style:style style:name="T111" style:parent-style-name="Policepardéfaut" style:family="text">
      <style:text-properties style:font-name="Lucida Sans" style:font-name-asian="Lucida Sans" style:font-name-complex="Lucida Sans"/>
    </style:style>
    <style:style style:name="T112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113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114" style:parent-style-name="Policepardéfaut" style:family="text">
      <style:text-properties style:font-name="Lucida Sans" style:font-name-asian="Lucida Sans" style:font-name-complex="Lucida Sans"/>
    </style:style>
    <style:style style:name="T115" style:parent-style-name="Policepardéfaut" style:family="text">
      <style:text-properties style:font-name="Lucida Sans" style:font-name-asian="Lucida Sans" style:font-name-complex="Lucida Sans"/>
    </style:style>
    <style:style style:name="T116" style:parent-style-name="Policepardéfaut" style:family="text">
      <style:text-properties style:font-name="Lucida Sans" style:font-name-asian="Lucida Sans" style:font-name-complex="Lucida Sans"/>
    </style:style>
    <style:style style:name="P117" style:parent-style-name="Standard" style:family="paragraph">
      <style:text-properties style:font-name="Lucida Sans" style:font-name-asian="Lucida Sans" style:font-name-complex="Lucida Sans"/>
    </style:style>
    <style:style style:name="T118" style:parent-style-name="Policepardéfaut" style:family="text">
      <style:text-properties style:font-name="Lucida Sans" style:font-name-asian="Lucida Sans" style:font-name-complex="Lucida Sans"/>
    </style:style>
    <style:style style:name="T119" style:parent-style-name="Policepardéfaut" style:family="text">
      <style:text-properties style:font-name="Lucida Sans" style:font-name-asian="Lucida Sans" style:font-name-complex="Lucida Sans" fo:color="#000080" style:text-underline-type="single" style:text-underline-style="solid" style:text-underline-width="auto" style:text-underline-mode="continuous"/>
    </style:style>
    <style:style style:name="P120" style:parent-style-name="Standard" style:family="paragraph">
      <style:paragraph-properties fo:margin-bottom="0.0833in"/>
    </style:style>
    <style:style style:name="T121" style:parent-style-name="Policepardéfaut" style:family="text">
      <style:text-properties style:font-name="Bahnschrift Light" style:font-name-asian="Bahnschrift Light" style:font-name-complex="Bahnschrift Light" fo:font-weight="bold" style:font-weight-asian="bold" fo:font-size="11pt" style:font-size-asian="11pt" style:font-size-complex="11pt"/>
    </style:style>
    <style:style style:name="T122" style:parent-style-name="Policepardéfaut" style:family="text">
      <style:text-properties style:font-name="Bahnschrift Light" style:font-name-asian="Bahnschrift Light" style:font-name-complex="Bahnschrift Light" fo:color="#000080" fo:font-size="11pt" style:font-size-asian="11pt" style:font-size-complex="11pt" style:text-underline-type="single" style:text-underline-style="solid" style:text-underline-width="auto" style:text-underline-mode="continuous"/>
    </style:style>
    <style:style style:name="T123" style:parent-style-name="Policepardéfaut" style:family="text">
      <style:text-properties style:font-name="Bahnschrift Light" style:font-name-asian="Bahnschrift Light" style:font-name-complex="Bahnschrift Light" fo:color="#000080" fo:font-size="11pt" style:font-size-asian="11pt" style:font-size-complex="11pt" style:text-underline-type="single" style:text-underline-style="solid" style:text-underline-width="auto" style:text-underline-mode="continuous"/>
    </style:style>
    <style:style style:name="P124" style:parent-style-name="Standard" style:family="paragraph">
      <style:text-properties style:font-name="Lucida Sans" style:font-name-asian="Lucida Sans" style:font-name-complex="Lucida Sans" fo:font-weight="bold" style:font-weight-asian="bold"/>
    </style:style>
    <style:style style:name="T125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126" style:parent-style-name="Policepardéfaut" style:family="text">
      <style:text-properties style:font-name="Lucida Sans" style:font-name-asian="Lucida Sans" style:font-name-complex="Lucida Sans"/>
    </style:style>
    <style:style style:name="P127" style:parent-style-name="Standard" style:family="paragraph">
      <style:text-properties style:font-name="Lucida Sans" style:font-name-asian="Lucida Sans" style:font-name-complex="Lucida Sans"/>
    </style:style>
    <style:style style:name="T128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129" style:parent-style-name="Policepardéfaut" style:family="text">
      <style:text-properties style:font-name="Lucida Sans" style:font-name-asian="Lucida Sans" style:font-name-complex="Lucida Sans"/>
    </style:style>
    <style:style style:name="T130" style:parent-style-name="Policepardéfaut" style:family="text">
      <style:text-properties style:font-name="Lucida Sans" style:font-name-asian="Lucida Sans" style:font-name-complex="Lucida Sans"/>
    </style:style>
    <style:style style:name="T131" style:parent-style-name="Policepardéfaut" style:family="text">
      <style:text-properties style:font-name="Lucida Sans" style:font-name-asian="Lucida Sans" style:font-name-complex="Lucida Sans"/>
    </style:style>
    <style:style style:name="T132" style:parent-style-name="Policepardéfaut" style:family="text">
      <style:text-properties style:font-name="Lucida Sans" style:font-name-asian="Lucida Sans" style:font-name-complex="Lucida Sans"/>
    </style:style>
    <style:style style:name="P133" style:parent-style-name="Standard" style:family="paragraph">
      <style:text-properties style:font-name="Lucida Sans" style:font-name-asian="Lucida Sans" style:font-name-complex="Lucida Sans"/>
    </style:style>
    <style:style style:name="T134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135" style:parent-style-name="Policepardéfaut" style:family="text">
      <style:text-properties style:font-name="Lucida Sans" style:font-name-asian="Lucida Sans" style:font-name-complex="Lucida Sans"/>
    </style:style>
    <style:style style:name="T136" style:parent-style-name="Policepardéfaut" style:family="text">
      <style:text-properties style:font-name="Lucida Sans" style:font-name-asian="Lucida Sans" style:font-name-complex="Lucida Sans"/>
    </style:style>
    <style:style style:name="P137" style:parent-style-name="Standard" style:family="paragraph">
      <style:text-properties style:font-name="Lucida Sans" style:font-name-asian="Lucida Sans" style:font-name-complex="Lucida Sans"/>
    </style:style>
    <style:style style:name="T138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139" style:parent-style-name="Policepardéfaut" style:family="text">
      <style:text-properties style:font-name="Lucida Sans" style:font-name-asian="Lucida Sans" style:font-name-complex="Lucida Sans"/>
    </style:style>
    <style:style style:name="T140" style:parent-style-name="Policepardéfaut" style:family="text">
      <style:text-properties style:font-name="Lucida Sans" style:font-name-asian="Lucida Sans" style:font-name-complex="Lucida Sans"/>
    </style:style>
    <style:style style:name="T141" style:parent-style-name="Policepardéfaut" style:family="text">
      <style:text-properties style:font-name="Lucida Sans" style:font-name-asian="Lucida Sans" style:font-name-complex="Lucida Sans"/>
    </style:style>
    <style:style style:name="T142" style:parent-style-name="Policepardéfaut" style:family="text">
      <style:text-properties style:font-name="Lucida Sans" style:font-name-asian="Lucida Sans" style:font-name-complex="Lucida Sans"/>
    </style:style>
    <style:style style:name="P143" style:parent-style-name="Standard" style:family="paragraph">
      <style:text-properties style:font-name="Lucida Sans" style:font-name-asian="Lucida Sans" style:font-name-complex="Lucida Sans"/>
    </style:style>
    <style:style style:name="T144" style:parent-style-name="Policepardéfaut" style:family="text">
      <style:text-properties style:font-name="Lucida Sans" style:font-name-asian="Lucida Sans" style:font-name-complex="Lucida Sans"/>
    </style:style>
    <style:style style:name="T145" style:parent-style-name="Policepardéfaut" style:family="text">
      <style:text-properties style:font-name="Lucida Sans" style:font-name-asian="Lucida Sans" style:font-name-complex="Lucida Sans"/>
    </style:style>
    <style:style style:name="T146" style:parent-style-name="Policepardéfaut" style:family="text">
      <style:text-properties style:font-name="Lucida Sans" style:font-name-asian="Lucida Sans" style:font-name-complex="Lucida Sans" fo:color="#000080" style:text-underline-type="single" style:text-underline-style="solid" style:text-underline-width="auto" style:text-underline-mode="continuous"/>
    </style:style>
    <style:style style:name="P147" style:parent-style-name="Standard" style:family="paragraph">
      <style:paragraph-properties fo:margin-bottom="0.0833in"/>
    </style:style>
    <style:style style:name="T148" style:parent-style-name="Policepardéfaut" style:family="text">
      <style:text-properties style:font-name="Bahnschrift Light" style:font-name-asian="Bahnschrift Light" style:font-name-complex="Bahnschrift Light" fo:font-weight="bold" style:font-weight-asian="bold" fo:font-size="11pt" style:font-size-asian="11pt" style:font-size-complex="11pt"/>
    </style:style>
    <style:style style:name="T149" style:parent-style-name="Policepardéfaut" style:family="text">
      <style:text-properties style:font-name="Bahnschrift Light" style:font-name-asian="Bahnschrift Light" style:font-name-complex="Bahnschrift Light" fo:color="#000080" fo:font-size="11pt" style:font-size-asian="11pt" style:font-size-complex="11pt" style:text-underline-type="single" style:text-underline-style="solid" style:text-underline-width="auto" style:text-underline-mode="continuous"/>
    </style:style>
    <style:style style:name="T150" style:parent-style-name="Policepardéfaut" style:family="text">
      <style:text-properties style:font-name="Bahnschrift Light" style:font-name-asian="Bahnschrift Light" style:font-name-complex="Bahnschrift Light" fo:color="#000080" fo:font-size="11pt" style:font-size-asian="11pt" style:font-size-complex="11pt" style:text-underline-type="single" style:text-underline-style="solid" style:text-underline-width="auto" style:text-underline-mode="continuous"/>
    </style:style>
    <style:style style:name="P151" style:parent-style-name="Standard" style:family="paragraph">
      <style:text-properties style:font-name="Lucida Sans" style:font-name-asian="Lucida Sans" style:font-name-complex="Lucida Sans"/>
    </style:style>
    <style:style style:name="P152" style:parent-style-name="Standard" style:family="paragraph">
      <style:text-properties style:font-name="Lucida Sans" style:font-name-asian="Lucida Sans" style:font-name-complex="Lucida Sans"/>
    </style:style>
    <style:style style:name="T153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154" style:parent-style-name="Policepardéfaut" style:family="text">
      <style:text-properties style:font-name="Lucida Sans" style:font-name-asian="Lucida Sans" style:font-name-complex="Lucida Sans"/>
    </style:style>
    <style:style style:name="T155" style:parent-style-name="Policepardéfaut" style:family="text">
      <style:text-properties style:font-name="Lucida Sans" style:font-name-asian="Lucida Sans" style:font-name-complex="Lucida Sans"/>
    </style:style>
    <style:style style:name="T156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157" style:parent-style-name="Policepardéfaut" style:family="text">
      <style:text-properties style:font-name="Lucida Sans" style:font-name-asian="Lucida Sans" style:font-name-complex="Lucida Sans"/>
    </style:style>
    <style:style style:name="T158" style:parent-style-name="Policepardéfaut" style:family="text">
      <style:text-properties style:font-name="Lucida Sans" style:font-name-asian="Lucida Sans" style:font-name-complex="Lucida Sans"/>
    </style:style>
    <style:style style:name="T159" style:parent-style-name="Policepardéfaut" style:family="text">
      <style:text-properties style:font-name="Lucida Sans" style:font-name-asian="Lucida Sans" style:font-name-complex="Lucida Sans"/>
    </style:style>
    <style:style style:name="P160" style:parent-style-name="Standard" style:family="paragraph">
      <style:text-properties style:font-name="Lucida Sans" style:font-name-asian="Lucida Sans" style:font-name-complex="Lucida Sans"/>
    </style:style>
    <style:style style:name="T161" style:parent-style-name="Policepardéfaut" style:family="text">
      <style:text-properties style:font-name="Lucida Sans" style:font-name-asian="Lucida Sans" style:font-name-complex="Lucida Sans"/>
    </style:style>
    <style:style style:name="T162" style:parent-style-name="Policepardéfaut" style:family="text">
      <style:text-properties style:font-name="Lucida Sans" style:font-name-asian="Lucida Sans" style:font-name-complex="Lucida Sans" fo:color="#000080" style:text-underline-type="single" style:text-underline-style="solid" style:text-underline-width="auto" style:text-underline-mode="continuous"/>
    </style:style>
    <style:style style:name="P163" style:parent-style-name="Standard" style:family="paragraph">
      <style:text-properties style:font-name="Lucida Sans" style:font-name-asian="Lucida Sans" style:font-name-complex="Lucida Sans"/>
    </style:style>
    <style:style style:name="T164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165" style:parent-style-name="Policepardéfaut" style:family="text">
      <style:text-properties style:font-name="Lucida Sans" style:font-name-asian="Lucida Sans" style:font-name-complex="Lucida Sans"/>
    </style:style>
    <style:style style:name="P166" style:parent-style-name="Standard" style:family="paragraph">
      <style:text-properties style:font-name="Lucida Sans" style:font-name-asian="Lucida Sans" style:font-name-complex="Lucida Sans"/>
    </style:style>
    <style:style style:name="T167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168" style:parent-style-name="Policepardéfaut" style:family="text">
      <style:text-properties style:font-name="Lucida Sans" style:font-name-asian="Lucida Sans" style:font-name-complex="Lucida Sans"/>
    </style:style>
    <style:style style:name="T169" style:parent-style-name="Policepardéfaut" style:family="text">
      <style:text-properties style:font-name="Lucida Sans" style:font-name-asian="Lucida Sans" style:font-name-complex="Lucida Sans"/>
    </style:style>
    <style:style style:name="T170" style:parent-style-name="Policepardéfaut" style:family="text">
      <style:text-properties style:font-name="Lucida Sans" style:font-name-asian="Lucida Sans" style:font-name-complex="Lucida Sans"/>
    </style:style>
    <style:style style:name="P171" style:parent-style-name="Standard" style:family="paragraph">
      <style:text-properties style:font-name="Lucida Sans" style:font-name-asian="Lucida Sans" style:font-name-complex="Lucida Sans"/>
    </style:style>
    <style:style style:name="P172" style:parent-style-name="Standard" style:family="paragraph">
      <style:paragraph-properties fo:margin-bottom="0.0833in"/>
    </style:style>
    <style:style style:name="T173" style:parent-style-name="Policepardéfaut" style:family="text">
      <style:text-properties style:font-name="Bahnschrift Light" style:font-name-asian="Bahnschrift Light" style:font-name-complex="Bahnschrift Light" fo:font-weight="bold" style:font-weight-asian="bold" fo:font-size="11pt" style:font-size-asian="11pt" style:font-size-complex="11pt"/>
    </style:style>
    <style:style style:name="T174" style:parent-style-name="Policepardéfaut" style:family="text">
      <style:text-properties style:font-name="Bahnschrift Light" style:font-name-asian="Bahnschrift Light" style:font-name-complex="Bahnschrift Light" fo:color="#000080" fo:font-size="11pt" style:font-size-asian="11pt" style:font-size-complex="11pt" style:text-underline-type="single" style:text-underline-style="solid" style:text-underline-width="auto" style:text-underline-mode="continuous"/>
    </style:style>
    <style:style style:name="P175" style:parent-style-name="Standard" style:family="paragraph">
      <style:paragraph-properties fo:margin-bottom="0.0833in"/>
    </style:style>
    <style:style style:name="T176" style:parent-style-name="Policepardéfaut" style:family="text">
      <style:text-properties style:font-name="Bahnschrift Light" style:font-name-asian="Bahnschrift Light" style:font-name-complex="Bahnschrift Light" fo:font-weight="bold" style:font-weight-asian="bold" fo:font-size="11pt" style:font-size-asian="11pt" style:font-size-complex="11pt"/>
    </style:style>
    <style:style style:name="T177" style:parent-style-name="Policepardéfaut" style:family="text">
      <style:text-properties style:font-name="Bahnschrift Light" style:font-name-asian="Bahnschrift Light" style:font-name-complex="Bahnschrift Light" fo:font-size="11pt" style:font-size-asian="11pt" style:font-size-complex="11pt"/>
    </style:style>
    <style:style style:name="T178" style:parent-style-name="Policepardéfaut" style:family="text">
      <style:text-properties style:font-name="Bahnschrift Light" style:font-name-asian="Bahnschrift Light" style:font-name-complex="Bahnschrift Light" fo:color="#000080" fo:font-size="11pt" style:font-size-asian="11pt" style:font-size-complex="11pt" style:text-underline-type="single" style:text-underline-style="solid" style:text-underline-width="auto" style:text-underline-mode="continuous"/>
    </style:style>
    <style:style style:name="P179" style:parent-style-name="Standard" style:family="paragraph">
      <style:text-properties style:font-name="Lucida Sans" style:font-name-asian="Lucida Sans" style:font-name-complex="Lucida Sans"/>
    </style:style>
    <style:style style:name="T180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181" style:parent-style-name="Policepardéfaut" style:family="text">
      <style:text-properties style:font-name="Lucida Sans" style:font-name-asian="Lucida Sans" style:font-name-complex="Lucida Sans"/>
    </style:style>
    <style:style style:name="T182" style:parent-style-name="Policepardéfaut" style:family="text">
      <style:text-properties style:font-name="Lucida Sans" style:font-name-asian="Lucida Sans" style:font-name-complex="Lucida Sans"/>
    </style:style>
    <style:style style:name="P183" style:parent-style-name="Standard" style:family="paragraph">
      <style:text-properties style:font-name="Lucida Sans" style:font-name-asian="Lucida Sans" style:font-name-complex="Lucida Sans"/>
    </style:style>
    <style:style style:name="T184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185" style:parent-style-name="Policepardéfaut" style:family="text">
      <style:text-properties style:font-name="Lucida Sans" style:font-name-asian="Lucida Sans" style:font-name-complex="Lucida Sans"/>
    </style:style>
    <style:style style:name="T186" style:parent-style-name="Policepardéfaut" style:family="text">
      <style:text-properties style:font-name="Lucida Sans" style:font-name-asian="Lucida Sans" style:font-name-complex="Lucida Sans"/>
    </style:style>
    <style:style style:name="T187" style:parent-style-name="Policepardéfaut" style:family="text">
      <style:text-properties style:font-name="Lucida Sans" style:font-name-asian="Lucida Sans" style:font-name-complex="Lucida Sans"/>
    </style:style>
    <style:style style:name="P188" style:parent-style-name="Standard" style:family="paragraph">
      <style:text-properties style:font-name="Lucida Sans" style:font-name-asian="Lucida Sans" style:font-name-complex="Lucida Sans"/>
    </style:style>
    <style:style style:name="P189" style:parent-style-name="Standard" style:family="paragraph">
      <style:paragraph-properties fo:margin-bottom="0.0833in"/>
    </style:style>
    <style:style style:name="T190" style:parent-style-name="Policepardéfaut" style:family="text">
      <style:text-properties style:font-name="Bahnschrift Light" style:font-name-asian="Bahnschrift Light" style:font-name-complex="Bahnschrift Light" fo:font-weight="bold" style:font-weight-asian="bold" fo:font-size="11pt" style:font-size-asian="11pt" style:font-size-complex="11pt"/>
    </style:style>
    <style:style style:name="T191" style:parent-style-name="Policepardéfaut" style:family="text">
      <style:text-properties style:font-name="Bahnschrift Light" style:font-name-asian="Bahnschrift Light" style:font-name-complex="Bahnschrift Light" fo:font-size="11pt" style:font-size-asian="11pt" style:font-size-complex="11pt"/>
    </style:style>
    <style:style style:name="T192" style:parent-style-name="Policepardéfaut" style:family="text">
      <style:text-properties style:font-name="Bahnschrift Light" style:font-name-asian="Bahnschrift Light" style:font-name-complex="Bahnschrift Light" fo:color="#000080" fo:font-size="11pt" style:font-size-asian="11pt" style:font-size-complex="11pt" style:text-underline-type="single" style:text-underline-style="solid" style:text-underline-width="auto" style:text-underline-mode="continuous"/>
    </style:style>
    <style:style style:name="T193" style:parent-style-name="Policepardéfaut" style:family="text">
      <style:text-properties style:font-name="Bahnschrift Light" style:font-name-asian="Bahnschrift Light" style:font-name-complex="Bahnschrift Light" fo:color="#000080" fo:font-size="11pt" style:font-size-asian="11pt" style:font-size-complex="11pt" style:text-underline-type="single" style:text-underline-style="solid" style:text-underline-width="auto" style:text-underline-mode="continuous"/>
    </style:style>
    <style:style style:name="P194" style:parent-style-name="Standard" style:family="paragraph">
      <style:paragraph-properties fo:margin-bottom="0.0833in"/>
    </style:style>
    <style:style style:name="T195" style:parent-style-name="Policepardéfaut" style:family="text">
      <style:text-properties style:font-name="Bahnschrift Light" style:font-name-asian="Bahnschrift Light" style:font-name-complex="Bahnschrift Light" fo:font-weight="bold" style:font-weight-asian="bold" fo:font-size="11pt" style:font-size-asian="11pt" style:font-size-complex="11pt"/>
    </style:style>
    <style:style style:name="T196" style:parent-style-name="Policepardéfaut" style:family="text">
      <style:text-properties style:font-name="Bahnschrift Light" style:font-name-asian="Bahnschrift Light" style:font-name-complex="Bahnschrift Light" fo:color="#000080" fo:font-size="11pt" style:font-size-asian="11pt" style:font-size-complex="11pt" style:text-underline-type="single" style:text-underline-style="solid" style:text-underline-width="auto" style:text-underline-mode="continuous"/>
    </style:style>
    <style:style style:name="P197" style:parent-style-name="Standard" style:family="paragraph">
      <style:text-properties style:font-name="Lucida Sans" style:font-name-asian="Lucida Sans" style:font-name-complex="Lucida Sans" fo:font-weight="bold" style:font-weight-asian="bold"/>
    </style:style>
    <style:style style:name="T198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199" style:parent-style-name="Policepardéfaut" style:family="text">
      <style:text-properties style:font-name="Lucida Sans" style:font-name-asian="Lucida Sans" style:font-name-complex="Lucida Sans"/>
    </style:style>
    <style:style style:name="T200" style:parent-style-name="Policepardéfaut" style:family="text">
      <style:text-properties style:font-name="Lucida Sans" style:font-name-asian="Lucida Sans" style:font-name-complex="Lucida Sans"/>
    </style:style>
    <style:style style:name="P201" style:parent-style-name="Standard" style:family="paragraph">
      <style:text-properties style:font-name="Lucida Sans" style:font-name-asian="Lucida Sans" style:font-name-complex="Lucida Sans"/>
    </style:style>
    <style:style style:name="T202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203" style:parent-style-name="Policepardéfaut" style:family="text">
      <style:text-properties style:font-name="Lucida Sans" style:font-name-asian="Lucida Sans" style:font-name-complex="Lucida Sans"/>
    </style:style>
    <style:style style:name="T204" style:parent-style-name="Policepardéfaut" style:family="text">
      <style:text-properties style:font-name="Lucida Sans" style:font-name-asian="Lucida Sans" style:font-name-complex="Lucida Sans"/>
    </style:style>
    <style:style style:name="T205" style:parent-style-name="Policepardéfaut" style:family="text">
      <style:text-properties style:font-name="Lucida Sans" style:font-name-asian="Lucida Sans" style:font-name-complex="Lucida Sans"/>
    </style:style>
    <style:style style:name="P206" style:parent-style-name="Standard" style:family="paragraph">
      <style:text-properties style:font-name="Lucida Sans" style:font-name-asian="Lucida Sans" style:font-name-complex="Lucida Sans"/>
    </style:style>
    <style:style style:name="T207" style:parent-style-name="Policepardéfaut" style:family="text">
      <style:text-properties style:font-name="Lucida Sans" style:font-name-asian="Lucida Sans" style:font-name-complex="Lucida Sans"/>
    </style:style>
    <style:style style:name="T208" style:parent-style-name="Policepardéfaut" style:family="text">
      <style:text-properties style:font-name="Lucida Sans" style:font-name-asian="Lucida Sans" style:font-name-complex="Lucida Sans" fo:color="#000080" style:text-underline-type="single" style:text-underline-style="solid" style:text-underline-width="auto" style:text-underline-mode="continuous"/>
    </style:style>
    <style:style style:name="P209" style:parent-style-name="Standard" style:family="paragraph">
      <style:text-properties style:font-name="Lucida Sans" style:font-name-asian="Lucida Sans" style:font-name-complex="Lucida Sans"/>
    </style:style>
    <style:style style:name="T210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211" style:parent-style-name="Policepardéfaut" style:family="text">
      <style:text-properties style:font-name="Lucida Sans" style:font-name-asian="Lucida Sans" style:font-name-complex="Lucida Sans"/>
    </style:style>
    <style:style style:name="P212" style:parent-style-name="Standard" style:family="paragraph">
      <style:text-properties style:font-name="Lucida Sans" style:font-name-asian="Lucida Sans" style:font-name-complex="Lucida Sans"/>
    </style:style>
    <style:style style:name="T213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214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215" style:parent-style-name="Policepardéfaut" style:family="text">
      <style:text-properties style:font-name="Lucida Sans" style:font-name-asian="Lucida Sans" style:font-name-complex="Lucida Sans"/>
    </style:style>
    <style:style style:name="T216" style:parent-style-name="Policepardéfaut" style:family="text">
      <style:text-properties style:font-name="Lucida Sans" style:font-name-asian="Lucida Sans" style:font-name-complex="Lucida Sans"/>
    </style:style>
    <style:style style:name="T217" style:parent-style-name="Policepardéfaut" style:family="text">
      <style:text-properties style:font-name="Lucida Sans" style:font-name-asian="Lucida Sans" style:font-name-complex="Lucida Sans"/>
    </style:style>
    <style:style style:name="P218" style:parent-style-name="Standard" style:family="paragraph">
      <style:text-properties style:font-name="Lucida Sans" style:font-name-asian="Lucida Sans" style:font-name-complex="Lucida Sans"/>
    </style:style>
    <style:style style:name="P219" style:parent-style-name="Standard" style:family="paragraph">
      <style:paragraph-properties fo:margin-bottom="0.0833in"/>
    </style:style>
    <style:style style:name="T220" style:parent-style-name="Policepardéfaut" style:family="text">
      <style:text-properties style:font-name="Bahnschrift Light" style:font-name-asian="Bahnschrift Light" style:font-name-complex="Bahnschrift Light" fo:font-size="11pt" style:font-size-asian="11pt" style:font-size-complex="11pt"/>
    </style:style>
    <style:style style:name="P221" style:parent-style-name="Standard" style:family="paragraph">
      <style:paragraph-properties fo:margin-bottom="0.0833in"/>
    </style:style>
    <style:style style:name="T222" style:parent-style-name="Policepardéfaut" style:family="text">
      <style:text-properties style:font-name="Bahnschrift Light" style:font-name-asian="Bahnschrift Light" style:font-name-complex="Bahnschrift Light" fo:font-weight="bold" style:font-weight-asian="bold" fo:font-size="11pt" style:font-size-asian="11pt" style:font-size-complex="11pt"/>
    </style:style>
    <style:style style:name="T223" style:parent-style-name="Policepardéfaut" style:family="text">
      <style:text-properties style:font-name="Bahnschrift Light" style:font-name-asian="Bahnschrift Light" style:font-name-complex="Bahnschrift Light" fo:font-size="11pt" style:font-size-asian="11pt" style:font-size-complex="11pt"/>
    </style:style>
    <style:style style:name="T224" style:parent-style-name="Policepardéfaut" style:family="text">
      <style:text-properties style:font-name="Bahnschrift Light" style:font-name-asian="Bahnschrift Light" style:font-name-complex="Bahnschrift Light" fo:color="#000080" fo:font-size="11pt" style:font-size-asian="11pt" style:font-size-complex="11pt" style:text-underline-type="single" style:text-underline-style="solid" style:text-underline-width="auto" style:text-underline-mode="continuous"/>
    </style:style>
    <style:style style:name="P225" style:parent-style-name="Standard" style:family="paragraph">
      <style:paragraph-properties fo:margin-bottom="0.0833in"/>
    </style:style>
    <style:style style:name="T226" style:parent-style-name="Policepardéfaut" style:family="text">
      <style:text-properties style:font-name="Bahnschrift Light" style:font-name-asian="Bahnschrift Light" style:font-name-complex="Bahnschrift Light" fo:font-weight="bold" style:font-weight-asian="bold" fo:font-size="11pt" style:font-size-asian="11pt" style:font-size-complex="11pt"/>
    </style:style>
    <style:style style:name="T227" style:parent-style-name="Policepardéfaut" style:family="text">
      <style:text-properties style:font-name="Bahnschrift Light" style:font-name-asian="Bahnschrift Light" style:font-name-complex="Bahnschrift Light" fo:font-size="11pt" style:font-size-asian="11pt" style:font-size-complex="11pt"/>
    </style:style>
    <style:style style:name="T228" style:parent-style-name="Policepardéfaut" style:family="text">
      <style:text-properties style:font-name="Bahnschrift Light" style:font-name-asian="Bahnschrift Light" style:font-name-complex="Bahnschrift Light" fo:color="#000080" fo:font-size="11pt" style:font-size-asian="11pt" style:font-size-complex="11pt" style:text-underline-type="single" style:text-underline-style="solid" style:text-underline-width="auto" style:text-underline-mode="continuous"/>
    </style:style>
    <style:style style:name="P229" style:parent-style-name="Standard" style:family="paragraph">
      <style:paragraph-properties fo:margin-bottom="0.0833in"/>
    </style:style>
    <style:style style:name="T230" style:parent-style-name="Policepardéfaut" style:family="text">
      <style:text-properties style:font-name="Bahnschrift Light" style:font-name-asian="Bahnschrift Light" style:font-name-complex="Bahnschrift Light" fo:font-weight="bold" style:font-weight-asian="bold" fo:font-size="11pt" style:font-size-asian="11pt" style:font-size-complex="11pt"/>
    </style:style>
    <style:style style:name="T231" style:parent-style-name="Policepardéfaut" style:family="text">
      <style:text-properties style:font-name="Bahnschrift Light" style:font-name-asian="Bahnschrift Light" style:font-name-complex="Bahnschrift Light" fo:color="#000080" fo:font-size="11pt" style:font-size-asian="11pt" style:font-size-complex="11pt" style:text-underline-type="single" style:text-underline-style="solid" style:text-underline-width="auto" style:text-underline-mode="continuous"/>
    </style:style>
    <style:style style:name="T232" style:parent-style-name="Policepardéfaut" style:family="text">
      <style:text-properties style:font-name="Bahnschrift Light" style:font-name-asian="Bahnschrift Light" style:font-name-complex="Bahnschrift Light" fo:color="#000080" fo:font-size="11pt" style:font-size-asian="11pt" style:font-size-complex="11pt" style:text-underline-type="single" style:text-underline-style="solid" style:text-underline-width="auto" style:text-underline-mode="continuous"/>
    </style:style>
    <style:style style:name="P233" style:parent-style-name="Standard" style:family="paragraph">
      <style:text-properties style:font-name="Lucida Sans" style:font-name-asian="Lucida Sans" style:font-name-complex="Lucida Sans"/>
    </style:style>
    <style:style style:name="T234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235" style:parent-style-name="Policepardéfaut" style:family="text">
      <style:text-properties style:font-name="Lucida Sans" style:font-name-asian="Lucida Sans" style:font-name-complex="Lucida Sans"/>
    </style:style>
    <style:style style:name="T236" style:parent-style-name="Policepardéfaut" style:family="text">
      <style:text-properties style:font-name="Lucida Sans" style:font-name-asian="Lucida Sans" style:font-name-complex="Lucida Sans"/>
    </style:style>
    <style:style style:name="P237" style:parent-style-name="Standard" style:family="paragraph">
      <style:text-properties style:font-name="Lucida Sans" style:font-name-asian="Lucida Sans" style:font-name-complex="Lucida Sans"/>
    </style:style>
    <style:style style:name="T238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239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240" style:parent-style-name="Policepardéfaut" style:family="text">
      <style:text-properties style:font-name="Lucida Sans" style:font-name-asian="Lucida Sans" style:font-name-complex="Lucida Sans"/>
    </style:style>
    <style:style style:name="T241" style:parent-style-name="Policepardéfaut" style:family="text">
      <style:text-properties style:font-name="Lucida Sans" style:font-name-asian="Lucida Sans" style:font-name-complex="Lucida Sans"/>
    </style:style>
    <style:style style:name="P242" style:parent-style-name="Standard" style:family="paragraph">
      <style:text-properties style:font-name="Lucida Sans" style:font-name-asian="Lucida Sans" style:font-name-complex="Lucida Sans"/>
    </style:style>
    <style:style style:name="T243" style:parent-style-name="Policepardéfaut" style:family="text">
      <style:text-properties style:font-name="Lucida Sans" style:font-name-asian="Lucida Sans" style:font-name-complex="Lucida Sans"/>
    </style:style>
    <style:style style:name="T244" style:parent-style-name="Policepardéfaut" style:family="text">
      <style:text-properties style:font-name="Lucida Sans" style:font-name-asian="Lucida Sans" style:font-name-complex="Lucida Sans"/>
    </style:style>
    <style:style style:name="T245" style:parent-style-name="Policepardéfaut" style:family="text">
      <style:text-properties style:font-name="Lucida Sans" style:font-name-asian="Lucida Sans" style:font-name-complex="Lucida Sans" fo:color="#000080" style:text-underline-type="single" style:text-underline-style="solid" style:text-underline-width="auto" style:text-underline-mode="continuous"/>
    </style:style>
    <style:style style:name="P246" style:parent-style-name="Standard" style:family="paragraph">
      <style:paragraph-properties fo:margin-bottom="0.0833in"/>
    </style:style>
    <style:style style:name="T247" style:parent-style-name="Policepardéfaut" style:family="text">
      <style:text-properties style:font-name="Bahnschrift Light" style:font-name-asian="Bahnschrift Light" style:font-name-complex="Bahnschrift Light" fo:font-weight="bold" style:font-weight-asian="bold" fo:font-size="11pt" style:font-size-asian="11pt" style:font-size-complex="11pt"/>
    </style:style>
    <style:style style:name="T248" style:parent-style-name="Policepardéfaut" style:family="text">
      <style:text-properties style:font-name="Bahnschrift Light" style:font-name-asian="Bahnschrift Light" style:font-name-complex="Bahnschrift Light" fo:font-size="11pt" style:font-size-asian="11pt" style:font-size-complex="11pt"/>
    </style:style>
    <style:style style:name="T249" style:parent-style-name="Policepardéfaut" style:family="text">
      <style:text-properties style:font-name="Bahnschrift Light" style:font-name-asian="Bahnschrift Light" style:font-name-complex="Bahnschrift Light" fo:color="#000080" fo:font-size="11pt" style:font-size-asian="11pt" style:font-size-complex="11pt" style:text-underline-type="single" style:text-underline-style="solid" style:text-underline-width="auto" style:text-underline-mode="continuous"/>
    </style:style>
    <style:style style:name="P250" style:parent-style-name="Standard" style:family="paragraph">
      <style:text-properties style:font-name="Lucida Sans" style:font-name-asian="Lucida Sans" style:font-name-complex="Lucida Sans"/>
    </style:style>
    <style:style style:name="P251" style:parent-style-name="Standard" style:family="paragraph">
      <style:text-properties style:font-name="Lucida Sans" style:font-name-asian="Lucida Sans" style:font-name-complex="Lucida Sans"/>
    </style:style>
    <style:style style:name="T252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253" style:parent-style-name="Policepardéfaut" style:family="text">
      <style:text-properties style:font-name="Lucida Sans" style:font-name-asian="Lucida Sans" style:font-name-complex="Lucida Sans"/>
    </style:style>
    <style:style style:name="T254" style:parent-style-name="Policepardéfaut" style:family="text">
      <style:text-properties style:font-name="Lucida Sans" style:font-name-asian="Lucida Sans" style:font-name-complex="Lucida Sans"/>
    </style:style>
    <style:style style:name="P255" style:parent-style-name="Standard" style:family="paragraph">
      <style:text-properties style:font-name="Lucida Sans" style:font-name-asian="Lucida Sans" style:font-name-complex="Lucida Sans"/>
    </style:style>
    <style:style style:name="T256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257" style:parent-style-name="Policepardéfaut" style:family="text">
      <style:text-properties style:font-name="Lucida Sans" style:font-name-asian="Lucida Sans" style:font-name-complex="Lucida Sans"/>
    </style:style>
    <style:style style:name="T258" style:parent-style-name="Policepardéfaut" style:family="text">
      <style:text-properties style:font-name="Lucida Sans" style:font-name-asian="Lucida Sans" style:font-name-complex="Lucida Sans"/>
    </style:style>
    <style:style style:name="T259" style:parent-style-name="Policepardéfaut" style:family="text">
      <style:text-properties style:font-name="Lucida Sans" style:font-name-asian="Lucida Sans" style:font-name-complex="Lucida Sans"/>
    </style:style>
    <style:style style:name="P260" style:parent-style-name="Standard" style:family="paragraph">
      <style:text-properties style:font-name="Lucida Sans" style:font-name-asian="Lucida Sans" style:font-name-complex="Lucida Sans"/>
    </style:style>
    <style:style style:name="T261" style:parent-style-name="Policepardéfaut" style:family="text">
      <style:text-properties style:font-name="Lucida Sans" style:font-name-asian="Lucida Sans" style:font-name-complex="Lucida Sans"/>
    </style:style>
    <style:style style:name="T262" style:parent-style-name="Policepardéfaut" style:family="text">
      <style:text-properties style:font-name="Lucida Sans" style:font-name-asian="Lucida Sans" style:font-name-complex="Lucida Sans" fo:color="#000080" style:text-underline-type="single" style:text-underline-style="solid" style:text-underline-width="auto" style:text-underline-mode="continuous"/>
    </style:style>
    <style:style style:name="P263" style:parent-style-name="Standard" style:family="paragraph">
      <style:paragraph-properties fo:margin-bottom="0.0833in"/>
    </style:style>
    <style:style style:name="T264" style:parent-style-name="Policepardéfaut" style:family="text">
      <style:text-properties style:font-name="Bahnschrift Light" style:font-name-asian="Bahnschrift Light" style:font-name-complex="Bahnschrift Light" fo:font-weight="bold" style:font-weight-asian="bold" fo:font-size="11pt" style:font-size-asian="11pt" style:font-size-complex="11pt"/>
    </style:style>
    <style:style style:name="T265" style:parent-style-name="Policepardéfaut" style:family="text">
      <style:text-properties style:font-name="Bahnschrift Light" style:font-name-asian="Bahnschrift Light" style:font-name-complex="Bahnschrift Light" fo:font-size="11pt" style:font-size-asian="11pt" style:font-size-complex="11pt"/>
    </style:style>
    <style:style style:name="T266" style:parent-style-name="Policepardéfaut" style:family="text">
      <style:text-properties style:font-name="Bahnschrift Light" style:font-name-asian="Bahnschrift Light" style:font-name-complex="Bahnschrift Light" fo:color="#000080" fo:font-size="11pt" style:font-size-asian="11pt" style:font-size-complex="11pt" style:text-underline-type="single" style:text-underline-style="solid" style:text-underline-width="auto" style:text-underline-mode="continuous"/>
    </style:style>
    <style:style style:name="P267" style:parent-style-name="Standard" style:family="paragraph">
      <style:text-properties style:font-name="Lucida Sans" style:font-name-asian="Lucida Sans" style:font-name-complex="Lucida Sans"/>
    </style:style>
    <style:style style:name="T268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269" style:parent-style-name="Policepardéfaut" style:family="text">
      <style:text-properties style:font-name="Lucida Sans" style:font-name-asian="Lucida Sans" style:font-name-complex="Lucida Sans"/>
    </style:style>
    <style:style style:name="T270" style:parent-style-name="Policepardéfaut" style:family="text">
      <style:text-properties style:font-name="Lucida Sans" style:font-name-asian="Lucida Sans" style:font-name-complex="Lucida Sans"/>
    </style:style>
    <style:style style:name="P271" style:parent-style-name="Standard" style:family="paragraph">
      <style:text-properties style:font-name="Lucida Sans" style:font-name-asian="Lucida Sans" style:font-name-complex="Lucida Sans"/>
    </style:style>
    <style:style style:name="T272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273" style:parent-style-name="Policepardéfaut" style:family="text">
      <style:text-properties style:font-name="Lucida Sans" style:font-name-asian="Lucida Sans" style:font-name-complex="Lucida Sans"/>
    </style:style>
    <style:style style:name="T274" style:parent-style-name="Policepardéfaut" style:family="text">
      <style:text-properties style:font-name="Lucida Sans" style:font-name-asian="Lucida Sans" style:font-name-complex="Lucida Sans"/>
    </style:style>
    <style:style style:name="P275" style:parent-style-name="Standard" style:family="paragraph">
      <style:text-properties style:font-name="Lucida Sans" style:font-name-asian="Lucida Sans" style:font-name-complex="Lucida Sans"/>
    </style:style>
    <style:style style:name="T276" style:parent-style-name="Policepardéfaut" style:family="text">
      <style:text-properties style:font-name="Lucida Sans" style:font-name-asian="Lucida Sans" style:font-name-complex="Lucida Sans"/>
    </style:style>
    <style:style style:name="T277" style:parent-style-name="Policepardéfaut" style:family="text">
      <style:text-properties style:font-name="Lucida Sans" style:font-name-asian="Lucida Sans" style:font-name-complex="Lucida Sans" fo:color="#000080" style:text-underline-type="single" style:text-underline-style="solid" style:text-underline-width="auto" style:text-underline-mode="continuous"/>
    </style:style>
    <style:style style:name="P278" style:parent-style-name="Standard" style:family="paragraph">
      <style:paragraph-properties fo:margin-bottom="0.0833in"/>
    </style:style>
    <style:style style:name="T279" style:parent-style-name="Policepardéfaut" style:family="text">
      <style:text-properties style:font-name="Bahnschrift Light" style:font-name-asian="Bahnschrift Light" style:font-name-complex="Bahnschrift Light" fo:font-weight="bold" style:font-weight-asian="bold" fo:font-size="11pt" style:font-size-asian="11pt" style:font-size-complex="11pt"/>
    </style:style>
    <style:style style:name="T280" style:parent-style-name="Policepardéfaut" style:family="text">
      <style:text-properties style:font-name="Bahnschrift Light" style:font-name-asian="Bahnschrift Light" style:font-name-complex="Bahnschrift Light" fo:color="#000080" fo:font-size="11pt" style:font-size-asian="11pt" style:font-size-complex="11pt" style:text-underline-type="single" style:text-underline-style="solid" style:text-underline-width="auto" style:text-underline-mode="continuous"/>
    </style:style>
    <style:style style:name="P281" style:parent-style-name="Standard" style:family="paragraph">
      <style:text-properties style:font-name="Lucida Sans" style:font-name-asian="Lucida Sans" style:font-name-complex="Lucida Sans"/>
    </style:style>
    <style:style style:name="T282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283" style:parent-style-name="Policepardéfaut" style:family="text">
      <style:text-properties style:font-name="Lucida Sans" style:font-name-asian="Lucida Sans" style:font-name-complex="Lucida Sans"/>
    </style:style>
    <style:style style:name="T284" style:parent-style-name="Policepardéfaut" style:family="text">
      <style:text-properties style:font-name="Lucida Sans" style:font-name-asian="Lucida Sans" style:font-name-complex="Lucida Sans"/>
    </style:style>
    <style:style style:name="P285" style:parent-style-name="Standard" style:family="paragraph">
      <style:text-properties style:font-name="Lucida Sans" style:font-name-asian="Lucida Sans" style:font-name-complex="Lucida Sans"/>
    </style:style>
    <style:style style:name="T286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287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288" style:parent-style-name="Policepardéfaut" style:family="text">
      <style:text-properties style:font-name="Lucida Sans" style:font-name-asian="Lucida Sans" style:font-name-complex="Lucida Sans"/>
    </style:style>
    <style:style style:name="T289" style:parent-style-name="Policepardéfaut" style:family="text">
      <style:text-properties style:font-name="Lucida Sans" style:font-name-asian="Lucida Sans" style:font-name-complex="Lucida Sans"/>
    </style:style>
    <style:style style:name="P290" style:parent-style-name="Standard" style:family="paragraph">
      <style:text-properties style:font-name="Lucida Sans" style:font-name-asian="Lucida Sans" style:font-name-complex="Lucida Sans"/>
    </style:style>
    <style:style style:name="T291" style:parent-style-name="Policepardéfaut" style:family="text">
      <style:text-properties style:font-name="Lucida Sans" style:font-name-asian="Lucida Sans" style:font-name-complex="Lucida Sans"/>
    </style:style>
    <style:style style:name="T292" style:parent-style-name="Policepardéfaut" style:family="text">
      <style:text-properties style:font-name="Lucida Sans" style:font-name-asian="Lucida Sans" style:font-name-complex="Lucida Sans" fo:color="#000080" style:text-underline-type="single" style:text-underline-style="solid" style:text-underline-width="auto" style:text-underline-mode="continuous"/>
    </style:style>
    <style:style style:name="P293" style:parent-style-name="Standard" style:family="paragraph">
      <style:paragraph-properties fo:margin-bottom="0.0833in"/>
    </style:style>
    <style:style style:name="T294" style:parent-style-name="Policepardéfaut" style:family="text">
      <style:text-properties style:font-name="Bahnschrift Light" style:font-name-asian="Bahnschrift Light" style:font-name-complex="Bahnschrift Light" fo:font-weight="bold" style:font-weight-asian="bold" fo:font-size="11pt" style:font-size-asian="11pt" style:font-size-complex="11pt"/>
    </style:style>
    <style:style style:name="T295" style:parent-style-name="Policepardéfaut" style:family="text">
      <style:text-properties style:font-name="Bahnschrift Light" style:font-name-asian="Bahnschrift Light" style:font-name-complex="Bahnschrift Light" fo:color="#000080" fo:font-size="11pt" style:font-size-asian="11pt" style:font-size-complex="11pt" style:text-underline-type="single" style:text-underline-style="solid" style:text-underline-width="auto" style:text-underline-mode="continuous"/>
    </style:style>
    <style:style style:name="P296" style:parent-style-name="Standard" style:family="paragraph">
      <style:text-properties style:font-name="Lucida Sans" style:font-name-asian="Lucida Sans" style:font-name-complex="Lucida Sans"/>
    </style:style>
    <style:style style:name="P297" style:parent-style-name="Standard" style:family="paragraph">
      <style:text-properties style:font-name="Lucida Sans" style:font-name-asian="Lucida Sans" style:font-name-complex="Lucida Sans"/>
    </style:style>
    <style:style style:name="T298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299" style:parent-style-name="Policepardéfaut" style:family="text">
      <style:text-properties style:font-name="Lucida Sans" style:font-name-asian="Lucida Sans" style:font-name-complex="Lucida Sans"/>
    </style:style>
    <style:style style:name="P300" style:parent-style-name="Standard" style:family="paragraph">
      <style:text-properties style:font-name="Lucida Sans" style:font-name-asian="Lucida Sans" style:font-name-complex="Lucida Sans"/>
    </style:style>
    <style:style style:name="T301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302" style:parent-style-name="Policepardéfaut" style:family="text">
      <style:text-properties style:font-name="Lucida Sans" style:font-name-asian="Lucida Sans" style:font-name-complex="Lucida Sans" fo:background-color="#FFFF00"/>
    </style:style>
    <style:style style:name="T303" style:parent-style-name="Policepardéfaut" style:family="text">
      <style:text-properties style:font-name="Lucida Sans" style:font-name-asian="Lucida Sans" style:font-name-complex="Lucida Sans"/>
    </style:style>
    <style:style style:name="T304" style:parent-style-name="Policepardéfaut" style:family="text">
      <style:text-properties style:font-name="Lucida Sans" style:font-name-asian="Lucida Sans" style:font-name-complex="Lucida Sans"/>
    </style:style>
    <style:style style:name="P305" style:parent-style-name="Standard" style:family="paragraph">
      <style:text-properties style:font-name="Lucida Sans" style:font-name-asian="Lucida Sans" style:font-name-complex="Lucida Sans"/>
    </style:style>
    <style:style style:name="T306" style:parent-style-name="Policepardéfaut" style:family="text">
      <style:text-properties style:font-name="Lucida Sans" style:font-name-asian="Lucida Sans" style:font-name-complex="Lucida Sans"/>
    </style:style>
    <style:style style:name="T307" style:parent-style-name="Policepardéfaut" style:family="text">
      <style:text-properties style:font-name="Lucida Sans" style:font-name-asian="Lucida Sans" style:font-name-complex="Lucida Sans"/>
    </style:style>
    <style:style style:name="T308" style:parent-style-name="Policepardéfaut" style:family="text">
      <style:text-properties style:font-name="Lucida Sans" style:font-name-asian="Lucida Sans" style:font-name-complex="Lucida Sans" fo:color="#000080" style:text-underline-type="single" style:text-underline-style="solid" style:text-underline-width="auto" style:text-underline-mode="continuous"/>
    </style:style>
    <style:style style:name="T309" style:parent-style-name="Policepardéfaut" style:family="text">
      <style:text-properties style:font-name="Lucida Sans" style:font-name-asian="Lucida Sans" style:font-name-complex="Lucida Sans" fo:color="#000080" style:text-underline-type="single" style:text-underline-style="solid" style:text-underline-width="auto" style:text-underline-mode="continuous"/>
    </style:style>
    <style:style style:name="P310" style:parent-style-name="Standard" style:family="paragraph">
      <style:text-properties style:font-name="Lucida Sans" style:font-name-asian="Lucida Sans" style:font-name-complex="Lucida Sans"/>
    </style:style>
    <style:style style:name="P311" style:parent-style-name="Standard" style:family="paragraph">
      <style:paragraph-properties fo:margin-bottom="0.0833in"/>
    </style:style>
    <style:style style:name="T312" style:parent-style-name="Policepardéfaut" style:family="text">
      <style:text-properties style:font-name="Bahnschrift Light" style:font-name-asian="Bahnschrift Light" style:font-name-complex="Bahnschrift Light" fo:font-weight="bold" style:font-weight-asian="bold" fo:font-size="11pt" style:font-size-asian="11pt" style:font-size-complex="11pt"/>
    </style:style>
    <style:style style:name="T313" style:parent-style-name="Policepardéfaut" style:family="text">
      <style:text-properties style:font-name="Bahnschrift Light" style:font-name-asian="Bahnschrift Light" style:font-name-complex="Bahnschrift Light" fo:color="#1155CC" fo:font-size="11pt" style:font-size-asian="11pt" style:font-size-complex="11pt" style:text-underline-type="single" style:text-underline-style="solid" style:text-underline-width="auto" style:text-underline-mode="continuous"/>
    </style:style>
    <style:style style:name="P314" style:parent-style-name="Standard" style:family="paragraph">
      <style:text-properties style:font-name="Lucida Sans" style:font-name-asian="Lucida Sans" style:font-name-complex="Lucida Sans"/>
    </style:style>
    <style:style style:name="P315" style:parent-style-name="Standard" style:family="paragraph">
      <style:text-properties style:font-name="Lucida Sans" style:font-name-asian="Lucida Sans" style:font-name-complex="Lucida Sans"/>
    </style:style>
    <style:style style:name="P316" style:parent-style-name="Standard" style:family="paragraph">
      <style:text-properties style:font-name="Lucida Sans" style:font-name-asian="Lucida Sans" style:font-name-complex="Lucida Sans"/>
    </style:style>
    <style:style style:name="T317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318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P319" style:parent-style-name="Standard" style:family="paragraph"/>
    <style:style style:name="T320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P321" style:parent-style-name="Standard" style:family="paragraph">
      <style:paragraph-properties fo:text-indent="0.5in"/>
    </style:style>
    <style:style style:name="T322" style:parent-style-name="Policepardéfaut" style:family="text">
      <style:text-properties style:font-name="Lucida Sans" style:font-name-asian="Lucida Sans" style:font-name-complex="Lucida Sans" fo:color="#1155CC" style:text-underline-type="single" style:text-underline-style="solid" style:text-underline-width="auto" style:text-underline-mode="continuous"/>
    </style:style>
    <style:style style:name="T323" style:parent-style-name="Policepardéfaut" style:family="text">
      <style:text-properties style:font-name="Lucida Sans" style:font-name-asian="Lucida Sans" style:font-name-complex="Lucida Sans"/>
    </style:style>
    <style:style style:name="P324" style:parent-style-name="Standard" style:family="paragraph"/>
    <style:style style:name="T325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326" style:parent-style-name="Policepardéfaut" style:family="text">
      <style:text-properties style:font-name="Lucida Sans" style:font-name-asian="Lucida Sans" style:font-name-complex="Lucida Sans"/>
    </style:style>
    <style:style style:name="T327" style:parent-style-name="Policepardéfaut" style:family="text">
      <style:text-properties style:font-name="Lucida Sans" style:font-name-asian="Lucida Sans" style:font-name-complex="Lucida Sans"/>
    </style:style>
    <style:style style:name="T328" style:parent-style-name="Policepardéfaut" style:family="text">
      <style:text-properties style:font-name="Lucida Sans" style:font-name-asian="Lucida Sans" style:font-name-complex="Lucida Sans" fo:color="#1155CC" style:text-underline-type="single" style:text-underline-style="solid" style:text-underline-width="auto" style:text-underline-mode="continuous"/>
    </style:style>
    <style:style style:name="P329" style:parent-style-name="Standard" style:family="paragraph"/>
    <style:style style:name="T330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331" style:parent-style-name="Policepardéfaut" style:family="text">
      <style:text-properties style:font-name="Lucida Sans" style:font-name-asian="Lucida Sans" style:font-name-complex="Lucida Sans"/>
    </style:style>
    <style:style style:name="T332" style:parent-style-name="Policepardéfaut" style:family="text">
      <style:text-properties style:font-name="Lucida Sans" style:font-name-asian="Lucida Sans" style:font-name-complex="Lucida Sans"/>
    </style:style>
    <style:style style:name="T333" style:parent-style-name="Policepardéfaut" style:family="text">
      <style:text-properties style:font-name="Lucida Sans" style:font-name-asian="Lucida Sans" style:font-name-complex="Lucida Sans" fo:color="#1155CC" style:text-underline-type="single" style:text-underline-style="solid" style:text-underline-width="auto" style:text-underline-mode="continuous"/>
    </style:style>
    <style:style style:name="P334" style:parent-style-name="Standard" style:family="paragraph"/>
    <style:style style:name="T335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336" style:parent-style-name="Policepardéfaut" style:family="text">
      <style:text-properties style:font-name="Lucida Sans" style:font-name-asian="Lucida Sans" style:font-name-complex="Lucida Sans"/>
    </style:style>
    <style:style style:name="T337" style:parent-style-name="Policepardéfaut" style:family="text">
      <style:text-properties style:font-name="Lucida Sans" style:font-name-asian="Lucida Sans" style:font-name-complex="Lucida Sans"/>
    </style:style>
    <style:style style:name="T338" style:parent-style-name="Policepardéfaut" style:family="text">
      <style:text-properties style:font-name="Lucida Sans" style:font-name-asian="Lucida Sans" style:font-name-complex="Lucida Sans" fo:color="#1155CC" style:text-underline-type="single" style:text-underline-style="solid" style:text-underline-width="auto" style:text-underline-mode="continuous"/>
    </style:style>
    <style:style style:name="P339" style:parent-style-name="Standard" style:family="paragraph"/>
    <style:style style:name="T340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341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342" style:parent-style-name="Policepardéfaut" style:family="text">
      <style:text-properties style:font-name="Lucida Sans" style:font-name-asian="Lucida Sans" style:font-name-complex="Lucida Sans"/>
    </style:style>
    <style:style style:name="T343" style:parent-style-name="Policepardéfaut" style:family="text">
      <style:text-properties style:font-name="Lucida Sans" style:font-name-asian="Lucida Sans" style:font-name-complex="Lucida Sans"/>
    </style:style>
    <style:style style:name="T344" style:parent-style-name="Policepardéfaut" style:family="text">
      <style:text-properties style:font-name="Lucida Sans" style:font-name-asian="Lucida Sans" style:font-name-complex="Lucida Sans" fo:color="#1155CC" style:text-underline-type="single" style:text-underline-style="solid" style:text-underline-width="auto" style:text-underline-mode="continuous"/>
    </style:style>
    <style:style style:name="T345" style:parent-style-name="Policepardéfaut" style:family="text">
      <style:text-properties style:font-name="Lucida Sans" style:font-name-asian="Lucida Sans" style:font-name-complex="Lucida Sans" fo:color="#1155CC" style:text-underline-type="single" style:text-underline-style="solid" style:text-underline-width="auto" style:text-underline-mode="continuous"/>
    </style:style>
    <style:style style:name="P346" style:parent-style-name="Standard" style:family="paragraph"/>
    <style:style style:name="T347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348" style:parent-style-name="Policepardéfaut" style:family="text">
      <style:text-properties style:font-name="Lucida Sans" style:font-name-asian="Lucida Sans" style:font-name-complex="Lucida Sans"/>
    </style:style>
    <style:style style:name="T349" style:parent-style-name="Policepardéfaut" style:family="text">
      <style:text-properties style:font-name="Lucida Sans" style:font-name-asian="Lucida Sans" style:font-name-complex="Lucida Sans"/>
    </style:style>
    <style:style style:name="T350" style:parent-style-name="Policepardéfaut" style:family="text">
      <style:text-properties style:font-name="Lucida Sans" style:font-name-asian="Lucida Sans" style:font-name-complex="Lucida Sans" fo:color="#1155CC" style:text-underline-type="single" style:text-underline-style="solid" style:text-underline-width="auto" style:text-underline-mode="continuous"/>
    </style:style>
    <style:style style:name="P351" style:parent-style-name="Standard" style:family="paragraph"/>
    <style:style style:name="T352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353" style:parent-style-name="Policepardéfaut" style:family="text">
      <style:text-properties style:font-name="Lucida Sans" style:font-name-asian="Lucida Sans" style:font-name-complex="Lucida Sans"/>
    </style:style>
    <style:style style:name="T354" style:parent-style-name="Policepardéfaut" style:family="text">
      <style:text-properties style:font-name="Lucida Sans" style:font-name-asian="Lucida Sans" style:font-name-complex="Lucida Sans"/>
    </style:style>
    <style:style style:name="T355" style:parent-style-name="Policepardéfaut" style:family="text">
      <style:text-properties style:font-name="Lucida Sans" style:font-name-asian="Lucida Sans" style:font-name-complex="Lucida Sans" fo:font-weight="bold" style:font-weight-asian="bold" fo:color="#1155CC" style:text-underline-type="single" style:text-underline-style="solid" style:text-underline-width="auto" style:text-underline-mode="continuous"/>
    </style:style>
    <style:style style:name="P356" style:parent-style-name="Standard" style:family="paragraph"/>
    <style:style style:name="T357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358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359" style:parent-style-name="Policepardéfaut" style:family="text">
      <style:text-properties style:font-name="Lucida Sans" style:font-name-asian="Lucida Sans" style:font-name-complex="Lucida Sans"/>
    </style:style>
    <style:style style:name="T360" style:parent-style-name="Policepardéfaut" style:family="text">
      <style:text-properties style:font-name="Lucida Sans" style:font-name-asian="Lucida Sans" style:font-name-complex="Lucida Sans"/>
    </style:style>
    <style:style style:name="T361" style:parent-style-name="Policepardéfaut" style:family="text">
      <style:text-properties style:font-name="Lucida Sans" style:font-name-asian="Lucida Sans" style:font-name-complex="Lucida Sans" fo:color="#1155CC" style:text-underline-type="single" style:text-underline-style="solid" style:text-underline-width="auto" style:text-underline-mode="continuous"/>
    </style:style>
    <style:style style:name="P362" style:parent-style-name="Standard" style:family="paragraph"/>
    <style:style style:name="T363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364" style:parent-style-name="Policepardéfaut" style:family="text">
      <style:text-properties style:font-name="Lucida Sans" style:font-name-asian="Lucida Sans" style:font-name-complex="Lucida Sans"/>
    </style:style>
    <style:style style:name="T365" style:parent-style-name="Policepardéfaut" style:family="text">
      <style:text-properties style:font-name="Lucida Sans" style:font-name-asian="Lucida Sans" style:font-name-complex="Lucida Sans"/>
    </style:style>
    <style:style style:name="T366" style:parent-style-name="Policepardéfaut" style:family="text">
      <style:text-properties style:font-name="Lucida Sans" style:font-name-asian="Lucida Sans" style:font-name-complex="Lucida Sans" fo:color="#1155CC" style:text-underline-type="single" style:text-underline-style="solid" style:text-underline-width="auto" style:text-underline-mode="continuous"/>
    </style:style>
    <style:style style:name="P367" style:parent-style-name="Standard" style:family="paragraph"/>
    <style:style style:name="T368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P369" style:parent-style-name="Standard" style:family="paragraph">
      <style:paragraph-properties fo:margin-left="0.5in">
        <style:tab-stops/>
      </style:paragraph-properties>
    </style:style>
    <style:style style:name="T370" style:parent-style-name="Policepardéfaut" style:family="text">
      <style:text-properties style:font-name="Lucida Sans" style:font-name-asian="Lucida Sans" style:font-name-complex="Lucida Sans" fo:color="#1155CC" style:text-underline-type="single" style:text-underline-style="solid" style:text-underline-width="auto" style:text-underline-mode="continuous"/>
    </style:style>
    <style:style style:name="T371" style:parent-style-name="Policepardéfaut" style:family="text">
      <style:text-properties style:font-name="Lucida Sans" style:font-name-asian="Lucida Sans" style:font-name-complex="Lucida Sans" fo:color="#1155CC" style:text-underline-type="single" style:text-underline-style="solid" style:text-underline-width="auto" style:text-underline-mode="continuous"/>
    </style:style>
    <style:style style:name="P372" style:parent-style-name="Standard" style:family="paragraph"/>
    <style:style style:name="T373" style:parent-style-name="Policepardéfaut" style:family="text">
      <style:text-properties style:font-name="Lucida Sans" style:font-name-asian="Lucida Sans" style:font-name-complex="Lucida Sans" fo:font-weight="bold" style:font-weight-asian="bold"/>
    </style:style>
    <style:style style:name="T374" style:parent-style-name="Policepardéfaut" style:family="text">
      <style:text-properties style:font-name="Lucida Sans" style:font-name-asian="Lucida Sans" style:font-name-complex="Lucida Sans"/>
    </style:style>
    <style:style style:name="T375" style:parent-style-name="Policepardéfaut" style:family="text">
      <style:text-properties style:font-name="Lucida Sans" style:font-name-asian="Lucida Sans" style:font-name-complex="Lucida Sans" fo:color="#1155CC" style:text-underline-type="single" style:text-underline-style="solid" style:text-underline-width="auto" style:text-underline-mode="continuous"/>
    </style:style>
    <style:style style:name="P376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<text:span text:style-name="T2">QUESTIONS HISTO + LIENS</text:span></text:p>
      <text:p text:style-name="P3"/>
      <text:p text:style-name="Standard"><text:span text:style-name="T4">&gt;Antigone</text:span></text:p>
      <text:p text:style-name="Standard"><text:span text:style-name="T5">1.Quel est le thème du mythe grec ‘Antigone’ écrit par Sophocle au -V</text:span><text:span text:style-name="T6">e</text:span><text:span text:style-name="T7"><text:s/>siècle ?</text:span></text:p>
      <text:p text:style-name="Standard"><text:span text:style-name="T8">...La résistance à la tyrannie </text:span><text:span text:style-name="T9">;</text:span></text:p>
      <text:p text:style-name="Standard"><text:span text:style-name="T10">...La création de la démocratie et des lois  ;</text:span></text:p>
      <text:p text:style-name="Standard"><text:span text:style-name="T11">...La tension entre vengeance et justice;</text:span></text:p>
      <text:p text:style-name="P12"/>
      <text:p text:style-name="P13"/>
      <text:p text:style-name="Standard"><text:span text:style-name="T14">VIDÉO «Antigone entre désobéissance et responsabilité» Edouard Delruelle (2017)</text:span></text:p>
      <text:p text:style-name="Standard"><text:a xlink:href="http://blogs.ulg.ac.be/edouard-delruelle/antigone-entre-desobeissance-responsabilite/" office:target-frame-name="_top" xlink:show="replace"><text:span text:style-name="T15">http://blogs.ulg.ac.be/edouard-delruelle/antigone-entre-desobeissance-responsabilite/</text:span></text:a></text:p>
      <text:p text:style-name="P16"/>
      <text:p text:style-name="Standard"><text:span text:style-name="T17">Article<text:s/></text:span><text:a xlink:href="https://www.alternatives-non-violentes.org/Revue/Numeros/186_Declarons_la_paix_aux_migrants_!/Antigone_celle_qui_dit_non_premiere_resistante_non" office:target-frame-name="_top" xlink:show="replace"><text:span text:style-name="T18">«Antigone, celle qui dit non. Première résistante non-violente ?» Yvette Bailly (2018)</text:span></text:a></text:p>
      <text:p text:style-name="P19"/>
      <text:p text:style-name="Standard"><text:span text:style-name="T20">&gt;Etienne de la Boétie</text:span></text:p>
      <text:p text:style-name="Standard"><text:span text:style-name="T21">En 1548, dans « Discours de la servitude volontaire » E.B. analyse...</text:span></text:p>
      <text:p text:style-name="P22"/>
      <text:p text:style-name="Standard"><text:span text:style-name="T23">...les<text:s/></text:span><text:span text:style-name="T24">raisons de la soumission d’un peuple à l’oppression</text:span><text:span text:style-name="T25"> ;</text:span></text:p>
      <text:p text:style-name="Standard"><text:span text:style-name="T26">...la tendance tyrannique présente en tout être humain ;</text:span></text:p>
      <text:p text:style-name="Standard"><text:span text:style-name="T27">...la volonté dans toute société d’avoir un leader autoritaire ;</text:span></text:p>
      <text:p text:style-name="P28"/>
      <text:p text:style-name="P29"/>
      <text:p text:style-name="Standard"><text:span text:style-name="T30">Film d’animation «Le discours sur la servitude volontaire» 21CM (2017)</text:span></text:p>
      <text:p text:style-name="Standard"><text:a xlink:href="https://www.youtube.com/watch?v=uqxu_rI-aTQ" office:target-frame-name="_top" xlink:show="replace"><text:span text:style-name="T31">https://www.youtube.com/watch?v=uqxu_rI-aTQ</text:span></text:a></text:p>
      <text:p text:style-name="Standard"/>
      <text:p text:style-name="Standard"><text:span text:style-name="T32">Audio<text:s/></text:span><text:a xlink:href="https://www.franceculture.fr/oeuvre/discours-de-la-servitude-volontaire-1" office:target-frame-name="_top" xlink:show="replace"><text:span text:style-name="T33">«Comment la servitude peut-elle être volontaire ?» Fran</text:span><text:span text:style-name="T34">ce Culture (2015)<text:s/></text:span></text:a></text:p>
      <text:p text:style-name="P35"/>
      <text:p text:style-name="Standard"><text:span text:style-name="T36">&gt;Société des amis</text:span></text:p>
      <text:p text:style-name="Standard"><text:span text:style-name="T37">Le Quaker et objecteur de conscience William Penn, crée cette année-là l’État de Pennsylvanie. Cet Etat à la particularité de…</text:span></text:p>
      <text:p text:style-name="P38"/>
      <text:p text:style-name="Standard"><text:span text:style-name="T39">…ne posséder ni armée ni prison ;</text:span></text:p>
      <text:p text:style-name="Standard"><text:span text:style-name="T40">...interdire complètement le port d’armes ;</text:span></text:p>
      <text:p text:style-name="Standard"><text:span text:style-name="T41">...permettre</text:span><text:span text:style-name="T42"><text:s/>l’accès, pour les Amérindien-ne-s, aux mêmes droits que tout-e citoyen-ne ;</text:span></text:p>
      <text:p text:style-name="P43"/>
      <text:p text:style-name="Standard"><text:span text:style-name="T44">ARTICLE<text:s/></text:span><text:span text:style-name="T45">« Le pacifisme des quakers américains, substrat d’une promesse presque évanouie ? Jeanne-Henriette Louis</text:span></text:p>
      <text:p text:style-name="Standard"><text:a xlink:href="https://www.persee.fr/doc/mat_0769-3206_2004_num_75_1_997" office:target-frame-name="_top" xlink:show="replace"><text:span text:style-name="T46">https://www.persee.fr/doc/mat_0769-3206_2004_num_75_1_997</text:span></text:a></text:p>
      <text:p text:style-name="P47"/>
      <text:p text:style-name="Standard"><text:span text:style-name="T48">&gt;Fils de la liberté</text:span></text:p>
      <text:p text:style-name="Standard"><text:span text:style-name="T49">En 1773, une centaine de membres de l’organisation américaine ‘Les Fils de la liberté’, mènent une action de désobéissance civile consistant à jeter des cargaisons de<text:s/></text:span><text:span text:style-name="T50">thé venant d’Angleterre par-dessus bord. De quoi cette action est-elle le déclencheur ?</text:span></text:p>
      <text:p text:style-name="P51"/>
      <text:p text:style-name="Standard"><text:span text:style-name="T52">… L’indépendance des Etats-Unis ;</text:span></text:p>
      <text:p text:style-name="Standard"><text:span text:style-name="T53">…<text:s/></text:span><text:span text:style-name="T54"><office:annotation office:name="0" xml:id="576531547"><dc:creator>Anonymous</dc:creator><dc:date>2020-04-06T08:00:00</dc:date><text:p text:style-name="Normal"><text:span text:style-name="T55">La fin des taxes sur les produits importés.</text:span></text:p></office:annotation>L’obtention de la liberté de culte ;</text:span><office:annotation-end office:name="0"/></text:p>
      <text:p text:style-name="Standard"><text:span text:style-name="T56">… L’abolition de la peine de mort ;</text:span></text:p>
      <text:p text:style-name="P57"/>
      <text:soft-page-break/>
      <text:p text:style-name="Standard"><text:span text:style-name="T58">Vidéo <text:s/></text:span><text:span text:style-name="T59">«Les droits de l’homme, qu’est-ce que c’est ?» humanrights. com (2009)</text:span></text:p>
      <text:p text:style-name="Standard"><text:a xlink:href="https://www.humanrights.com/what-are-human-rights/" office:target-frame-name="_top" xlink:show="replace"><text:span text:style-name="T60">https://www.humanrights.com/what-are-human-rights/</text:span></text:a></text:p>
      <text:p text:style-name="Standard"/>
      <text:p text:style-name="Standard"><text:span text:style-name="T61">Article</text:span><text:span text:style-name="T62"><text:s/></text:span><text:a xlink:href="https://www.cairn.info/revue-le-genre-humain-2005-1-page-157.htm?contenu=resume" office:target-frame-name="_top" xlink:show="replace"><text:span text:style-name="T63">«La désobéissance civile et la constitution des États-Unis» Susan Tiefbrun (2005)<text:s/></text:span></text:a></text:p>
      <text:p text:style-name="P64"/>
      <text:p text:style-name="Standard"><text:span text:style-name="T65">&gt;Olympe de Gouge</text:span></text:p>
      <text:p text:style-name="Standard"><text:span text:style-name="T66">Évoluant dans le contexte des Lumières, que revendique cette écrivaine en 1791 ?</text:span></text:p>
      <text:p text:style-name="P67"/>
      <text:p text:style-name="Standard"><text:span text:style-name="T68">… Le droit de votes des femmes</text:span><text:span text:style-name="T69"> ;</text:span></text:p>
      <text:p text:style-name="Standard"><text:span text:style-name="T70">… Le droit, pour les femmes, de s’exprimer publiquement ;</text:span></text:p>
      <text:p text:style-name="Standard"><text:span text:style-name="T71">… Une loi en faveur de l’obligation scolaire jusqu’à 16 ans ;</text:span></text:p>
      <text:p text:style-name="P72"/>
      <text:p text:style-name="P73"/>
      <text:p text:style-name="P74"/>
      <text:p text:style-name="Standard"><text:span text:style-name="T75">VIDÉO « Olympe de Gouge, quelle histoire »<text:s/></text:span><text:a xlink:href="https://www.youtube.com/watch?v=cT1J2jR_OuU" office:target-frame-name="_top" xlink:show="replace"><text:span text:style-name="T76">https://www.youtube.com/watc</text:span><text:span text:style-name="T77">h?v=cT1J2jR_OuU</text:span></text:a></text:p>
      <text:p text:style-name="P78"/>
      <text:p text:style-name="Standard"><text:span text:style-name="T79">&gt;Henry David Thoreau</text:span></text:p>
      <text:p text:style-name="Standard"><text:span text:style-name="T80">En 1846, ce penseur résiste ‘passivement’. Ce fait sera considéré comme fondateur de la désobéissance civile :</text:span></text:p>
      <text:p text:style-name="P81"/>
      <text:p text:style-name="Standard"><text:span text:style-name="T82">...Il refuse de payer ses impôts à un Etat américain qui admet l’esclavage ;</text:span></text:p>
      <text:p text:style-name="Standard"><text:span text:style-name="T83">…</text:span><text:span text:style-name="T84"><office:annotation office:name="1" xml:id="576531548"><dc:creator>Anonymous</dc:creator><dc:date>2020-04-06T08:12:00</dc:date><text:p text:style-name="Normal"><text:span text:style-name="T85">s'échappe, j'ai<text:s/></text:span><text:span text:style-name="T86">l'impression que ça fait un peu voyou (à part si c'est l'effet escompté ! )</text:span></text:p><text:p text:style-name="Normal"><text:span text:style-name="T87">suggestion : Il refuse de participer au service militaire en raison de son désaccord avec le gouvernement américain.</text:span></text:p></office:annotation>Il s’arrange pour ‘échapper’ au service militaire</text:span><office:annotation-end office:name="1"/><text:span text:style-name="T88"> ;</text:span></text:p>
      <text:p text:style-name="Standard"><text:span text:style-name="T89">...Il boyco</text:span><text:span text:style-name="T90">tte l’achat de pommes de terre produites dans une dictature d’Amérique latine  ;</text:span></text:p>
      <text:p text:style-name="P91"/>
      <text:p text:style-name="Standard"><text:span text:style-name="T92">Audio <text:s/>«Thoreau, la désobéissance civile» France Culture (2017)</text:span></text:p>
      <text:p text:style-name="Standard"><text:a xlink:href="https://www.franceculture.fr/emissions/les-chemins-de-la-philosophie/henry-david-thoreau-34-la-desobeissance-civile" office:target-frame-name="_top" xlink:show="replace"><text:span text:style-name="T93">https://www.franceculture.fr/emissions/les-chemins-de-la-philosophie/henry-david-thoreau-34-la-desobeissance-civile</text:span></text:a></text:p>
      <text:p text:style-name="P94"/>
      <text:p text:style-name="Standard"><text:span text:style-name="T95">&gt;Les suffragettes</text:span></text:p>
      <text:p text:style-name="Standard"><text:span text:style-name="T96">Comment la women’s social et political union obtient finalement le droit de vote ?</text:span></text:p>
      <text:p text:style-name="P97"/>
      <text:p text:style-name="Standard"><text:span text:style-name="T98">...par des<text:s/></text:span><text:span text:style-name="T99">actions directes : incendies, grèves de la faim, enchaînements ;</text:span></text:p>
      <text:p text:style-name="Standard"><text:span text:style-name="T100">…par du plaidoyer : elles prononcent des discours, publient des cartes blanches, font des interpellations ;</text:span></text:p>
      <text:p text:style-name="Standard"><text:span text:style-name="T101">...par la politique : en accédant au pouvoir, elles changent la loi</text:span></text:p>
      <text:p text:style-name="P102"/>
      <text:p text:style-name="P103"/>
      <text:p text:style-name="Standard"><text:span text:style-name="T104">Infographie «</text:span><text:span text:style-name="T105">Un siècle de conquête du droit de vote pour les femmes». Le Monde (2019)<text:s/></text:span><text:a xlink:href="https://www.lemonde.fr/societe/article/2019/03/08/en-infographie-un-siecle-de-conquete-du-droit-de-vote-pour-les-femmes_5433084_3224.html" office:target-frame-name="_top" xlink:show="replace"><text:span text:style-name="T106">https://www.lemonde.fr/socie</text:span><text:span text:style-name="T107">te/article/2019/03/08/en-infographie-un-siecle-de-conquete-du-droit-de-vote-pour-les-femmes_5433084_3224.html</text:span></text:a></text:p>
      <text:p text:style-name="P108"/>
      <text:p text:style-name="Standard"><text:span text:style-name="T109">&gt;Gandhi</text:span></text:p>
      <text:p text:style-name="Standard"><text:span text:style-name="T110">Pourquoi la “Marche du Sel”-organisée par Gandhi en 1930- est-elle restée gravée dans l’Histoire?</text:span></text:p>
      <text:p text:style-name="Standard"><text:span text:style-name="T111">…</text:span><text:span text:style-name="T112">Sa force non-violente. C’est une des p</text:span><text:span text:style-name="T113">remières actions de masse réalisées pacifiquement</text:span><text:span text:style-name="T114"> ;</text:span></text:p>
      <text:p text:style-name="Standard"><text:span text:style-name="T115">…Les résultats obtenus : l’abolition totale de la taxe sur le sel ;</text:span></text:p>
      <text:p text:style-name="Standard"><text:span text:style-name="T116">...Elle entraîne l’indépendance de l’Inde ;</text:span></text:p>
      <text:p text:style-name="P117"/>
      <text:soft-page-break/>
      <text:p text:style-name="Standard"><text:span text:style-name="T118">Film d’animation « 1jour une actu. - Gandhi »</text:span></text:p>
      <text:p text:style-name="Standard"><text:a xlink:href="https://www.1jour1actu.com/info-animee/cest-qui-gandhi" office:target-frame-name="_top" xlink:show="replace"><text:span text:style-name="T119">https://www.1jour1actu.com/info-animee/cest-qui-gandhi</text:span></text:a></text:p>
      <text:p text:style-name="Standard"/>
      <text:p text:style-name="P120"><text:span text:style-name="T121">Article<text:s/></text:span><text:a xlink:href="http://www.bepax.org/files/files/quest-ce-que-la-non-violence.pdf" office:target-frame-name="_top" xlink:show="replace"><text:span text:style-name="T122">«Qu’est ce que la non-violence ?»Kathel</text:span><text:span text:style-name="T123">ine Toumpsin, BePax (2006)</text:span></text:a></text:p>
      <text:p text:style-name="P124"/>
      <text:p text:style-name="Standard"><text:span text:style-name="T125">&gt;Rosa Parks</text:span></text:p>
      <text:p text:style-name="Standard"><text:span text:style-name="T126">En 1955, Rosa Parks refuse de céder sa place à un usager blanc dans un bus. Elle désobéit ainsi à la loi ségrégationniste en vigueur à l’époque. Cette action… :</text:span></text:p>
      <text:p text:style-name="P127"/>
      <text:p text:style-name="Standard"><text:span text:style-name="T128">...d’autres citoyen-ne-s afro-américain-e-s l’avaient entreprise des années avant Rosa Parks, mais sans atteindre le même résultat ;</text:span></text:p>
      <text:p text:style-name="Standard"><text:span text:style-name="T129">… a été réalisée par Rosa Parks de manière complèteme</text:span><text:span text:style-name="T130">nt spontanée et individuelle, agissant sous le coup de l’indignation ;</text:span></text:p>
      <text:p text:style-name="Standard"><text:span text:style-name="T131">… a été préparée et organisée par le mouvement Black</text:span><text:span text:style-name="T132"><text:s/>Panther auquel Rosa Parks était affiliée.</text:span></text:p>
      <text:p text:style-name="P133"/>
      <text:p text:style-name="Standard"><text:span text:style-name="T134">&gt;Patrice Lumumba</text:span></text:p>
      <text:p text:style-name="Standard"><text:span text:style-name="T135">… Militant pour l’Indépendance du Congo, Patrice Lumumba, outre son parcours politique, entreprendra aussi des actions directes non-violentes pour sensibiliser le peuple congolais à la cause<text:s/></text:span><text:span text:style-name="T136">décoloniale. En 1959 :</text:span></text:p>
      <text:p text:style-name="P137"/>
      <text:p text:style-name="Standard"><text:span text:style-name="T138">… Il appelle au boycott des élections organisées par le pouvoir colonial </text:span><text:span text:style-name="T139">;</text:span></text:p>
      <text:p text:style-name="Standard"><text:span text:style-name="T140">… Il incite la population à s’engager dans une grève générale ;</text:span></text:p>
      <text:p text:style-name="Standard"><text:span text:style-name="T141">… Il détourne les campagnes d’affichage émanant des instances officielles pour diffuser son m</text:span><text:span text:style-name="T142">essage d’indépendance ;</text:span></text:p>
      <text:p text:style-name="P143"/>
      <text:p text:style-name="Standard"><text:span text:style-name="T144">AUDIO : « Les grands discours –<text:s/></text:span><text:span text:style-name="T145">Patrice Lumumba »<text:s/></text:span><text:a xlink:href="https://www.rtbf.be/lapremiere/article/detail_les-grands-discours-l-independance-du-congo-patrice-lumumba?id=10402475" office:target-frame-name="_top" xlink:show="replace"><text:span text:style-name="T146">https://www.rtbf.be/lapremiere/article/detail_les-grands-discours-l-independance-du-congo-patrice-lumumba?id=10402475</text:span></text:a></text:p>
      <text:p text:style-name="Standard"/>
      <text:p text:style-name="P147"><text:span text:style-name="T148">Docu<text:s/></text:span><text:a xlink:href="https://www.arte.tv/fr/videos/086124-001-A/decolonisations-1-3/" office:target-frame-name="_top" xlink:show="replace"><text:span text:style-name="T149">Arte 'Décolonisons"- la décolonisation vue par les<text:s/></text:span><text:span text:style-name="T150">colonisés<text:s/></text:span></text:a></text:p>
      <text:p text:style-name="P151"/>
      <text:p text:style-name="P152"/>
      <text:p text:style-name="Standard"><text:span text:style-name="T153">&gt;Martin Luther King</text:span></text:p>
      <text:p text:style-name="Standard"><text:span text:style-name="T154">…Porteur du mouvement pour les droits civiques aux Etats-Unis, ses revendications, en 1963, sont perçues par l’opinion publique comme... :</text:span></text:p>
      <text:p text:style-name="Standard"><text:span text:style-name="T155">-</text:span><text:span text:style-name="T156">’excessives et extrémistes’ : elles sont mal vues par deux tiers des Américain-e-s</text:span><text:span text:style-name="T157">;</text:span></text:p>
      <text:p text:style-name="Standard"><text:span text:style-name="T158">-’légitimes et incontournables’ : il est naturel de faire avancer la société ;</text:span></text:p>
      <text:p text:style-name="Standard"><text:span text:style-name="T159">-’trop complaisantes’ : puisque M.L King tente de négocier pacifiquement avec le pouvoir en place ;</text:span></text:p>
      <text:p text:style-name="P160"/>
      <text:p text:style-name="Standard"><text:span text:style-name="T161">Vidéo : « Une vie, Martin Luther King »<text:s/></text:span><text:a xlink:href="https://www.youtube.com/watch?v=w5_Ao1-Ru-o" office:target-frame-name="_top" xlink:show="replace"><text:span text:style-name="T162">https://www.youtube.com/watch?v=w5_Ao1-Ru-o</text:span></text:a></text:p>
      <text:p text:style-name="P163"/>
      <text:p text:style-name="Standard"><text:span text:style-name="T164">&gt;Travailleuses de Herstal</text:span></text:p>
      <text:p text:style-name="Standard"><text:span text:style-name="T165">3000 ouvrières de la Fabrique Nationale d’Herstal se mettent en grève en 1966, que réclament-elles ?</text:span></text:p>
      <text:p text:style-name="P166"/>
      <text:p text:style-name="Standard"><text:span text:style-name="T167">...L’égalité salariale ;</text:span></text:p>
      <text:p text:style-name="Standard"><text:span text:style-name="T168">...Des congés payés ;</text:span></text:p>
      <text:soft-page-break/>
      <text:p text:style-name="Standard"><text:span text:style-name="T169">…Le droit<text:s/></text:span><text:span text:style-name="T170">d’occuper, en tant que femme, toute fonction - y compris les postes de direction, au sein de l’usine ;</text:span></text:p>
      <text:p text:style-name="P171"/>
      <text:p text:style-name="Standard"/>
      <text:p text:style-name="P172"><text:span text:style-name="T173">Jeu<text:s/></text:span><text:a xlink:href="http://www.viefeminine.be/spip.php?article4081" office:target-frame-name="_top" xlink:show="replace"><text:span text:style-name="T174">«A la conquête des droits des femmes en Belgique» Vie féminine<text:s/></text:span></text:a></text:p>
      <text:p text:style-name="P175"><text:span text:style-name="T176">Audio</text:span><text:span text:style-name="T177"><text:s/></text:span><text:a xlink:href="https://www.franceculture.fr/emissions/la-fabrique-de-lhistoire/travail-egal-salaire-egal-la-greve-des-ouvrieres-dherstal" office:target-frame-name="_top" xlink:show="replace"><text:span text:style-name="T178">«La grève des ouvrières de la FN Herstal» La Première (2017)</text:span></text:a></text:p>
      <text:p text:style-name="P179"/>
      <text:p text:style-name="Standard"><text:span text:style-name="T180">&gt;Mapuches</text:span></text:p>
      <text:p text:style-name="Standard"><text:span text:style-name="T181">‘le Peuple de la terre’, est un peuple<text:s/></text:span><text:span text:style-name="T182">autochtone du Chili et d’Argentine qui résiste pour son autonomie. En 1969, la réclamation de leurs terres auprès des instances politiques n’aboutissant pas, ils décident… :</text:span></text:p>
      <text:p text:style-name="P183"/>
      <text:p text:style-name="Standard"><text:span text:style-name="T184">-d’occuper leurs terres en s’y réinstallant de manière illégale ;</text:span></text:p>
      <text:p text:style-name="Standard"><text:span text:style-name="T185">-de détruire l</text:span><text:span text:style-name="T186">es chantiers d’exploitations privées installés sur leurs terres ;</text:span></text:p>
      <text:p text:style-name="Standard"><text:span text:style-name="T187">-de construire sans autorisation des centres d’accueil pour les personnes expulsées ;</text:span></text:p>
      <text:p text:style-name="P188"/>
      <text:p text:style-name="P189"><text:span text:style-name="T190">Docu<text:s/></text:span><text:span text:style-name="T191">«M</text:span><text:a xlink:href="https://minga-docu.net/fr/" office:target-frame-name="_top" xlink:show="replace"><text:span text:style-name="T192">inga, voix de résistance» Pauline Dutron et Damien C</text:span><text:span text:style-name="T193">harles (2018)<text:s/></text:span></text:a></text:p>
      <text:p text:style-name="P194"><text:span text:style-name="T195">Article<text:s/></text:span><text:a xlink:href="https://alterlatine.com/2017/02/16/les-mapuches-peuple-de-la-terre-et-du-combat/" office:target-frame-name="_top" xlink:show="replace"><text:span text:style-name="T196">«Les Mapuches : peuple de la terre et du combat» Théo Saffroy (2017)</text:span></text:a></text:p>
      <text:p text:style-name="P197"/>
      <text:p text:style-name="Standard"><text:span text:style-name="T198">&gt;Marsha P. Johnson</text:span></text:p>
      <text:p text:style-name="Standard"><text:span text:style-name="T199">Cette activiste transgenre est en première lig</text:span><text:span text:style-name="T200">ne des émeutes de Stonewall en 1969 (Greenwich village New-York). Ces émeutes visent d’abord à contester :</text:span></text:p>
      <text:p text:style-name="P201"/>
      <text:p text:style-name="Standard"><text:span text:style-name="T202">...les contrôles d’identité systématiques dont font l’objet les personnes gays, lesbiennes et transgenres dans l’espace public;</text:span></text:p>
      <text:p text:style-name="Standard"><text:span text:style-name="T203">...les restrictions</text:span><text:span text:style-name="T204"><text:s/>sur l’accès des personnes LGBTQI+ aux soins de santé ;</text:span></text:p>
      <text:p text:style-name="Standard"><text:span text:style-name="T205">…l’assignation des personnes LGBTQI+ au statut de ‘malade mental’ ;</text:span></text:p>
      <text:p text:style-name="P206"/>
      <text:p text:style-name="Standard"><text:span text:style-name="T207">Vidéo «Marsha P. Johnson et Stonewall · Histoire queer #1» Mademoiselle Cordelia (2017)<text:s/></text:span><text:a xlink:href="https://www.youtube.com/watch?v=0wsm5TYWMbk" office:target-frame-name="_top" xlink:show="replace"><text:span text:style-name="T208">https://www.youtube.com/watch?v=0wsm5TYWMbk</text:span></text:a></text:p>
      <text:p text:style-name="P209"/>
      <text:p text:style-name="Standard"><text:span text:style-name="T210">&gt;Manifeste des 343</text:span></text:p>
      <text:p text:style-name="Standard"><text:span text:style-name="T211"><text:s/>Simone de Beauvoir rédige un manifeste signé par plusieurs centaines de femmes <text:s/>déclarant « Je me suis fait avorter ». <text:s/>A quoi s’exposent-elles en 1971 ?</text:span></text:p>
      <text:p text:style-name="P212"/>
      <text:p text:style-name="Standard"><text:span text:style-name="T213">...à des<text:s/></text:span><text:span text:style-name="T214">poursuites pénales pouvant aller jusqu’à l’emprisonnement </text:span><text:span text:style-name="T215">;</text:span></text:p>
      <text:p text:style-name="Standard"><text:span text:style-name="T216">...à une amende administrative ;</text:span></text:p>
      <text:p text:style-name="Standard"><text:span text:style-name="T217">...à l’interdiction d’accéder gratuitement aux soins de santé ;</text:span></text:p>
      <text:p text:style-name="P218"/>
      <text:p text:style-name="P219"><text:span text:style-name="T220"><text:s/></text:span></text:p>
      <text:p text:style-name="P221"><text:span text:style-name="T222">Dossier</text:span><text:span text:style-name="T223"><text:s/></text:span><text:a xlink:href="https://ligue-enseignement.be/le-droit-a-lavortement-et-la-desobeissance-civile-ici-et-ailleurs/" office:target-frame-name="_top" xlink:show="replace"><text:span text:style-name="T224">«Le droit à l’avortement et la désobéissance civile» Ligue de l’enseignement (2018)<text:s/></text:span></text:a></text:p>
      <text:p text:style-name="P225"><text:span text:style-name="T226">Vidéo</text:span><text:span text:style-name="T227"><text:s/>«</text:span><text:a xlink:href="https://www.youtube.com/watch?v=W4aUKkdICsg" office:target-frame-name="_top" xlink:show="replace"><text:span text:style-name="T228">40 ans de loi Veil : hommage des signataires du manifeste des 343» AFP (2011)</text:span></text:a></text:p>
      <text:p text:style-name="P229"><text:span text:style-name="T230">Audio<text:s/></text:span><text:a xlink:href="https://www.franceculture.fr/histoire/avant-la-loi-veil-le-coup-declat-des-343-salopes" office:target-frame-name="_top" xlink:show="replace"><text:span text:style-name="T231">«Avan</text:span><text:span text:style-name="T232">t la loi Veil, le coup d'éclat des 343 "salopes"».</text:span></text:a></text:p>
      <text:p text:style-name="P233"/>
      <text:p text:style-name="Standard"><text:span text:style-name="T234">&gt;Angela Davis</text:span></text:p>
      <text:p text:style-name="Standard"><text:span text:style-name="T235">Accusée d’avoir organisé une prise d’otages pour les Black Panthers et condamnée à la peine de mort, Angela Davis sera finalement acquittée en<text:s/></text:span><text:soft-page-break/><text:span text:style-name="T236">1972… :</text:span></text:p>
      <text:p text:style-name="P237"/>
      <text:p text:style-name="Standard"><text:span text:style-name="T238">- grâce la pression internationale, le</text:span><text:span text:style-name="T239">s citoyens et citoyennes se mobilisent à travers le monde durant plusieurs semaines pour sa libération !</text:span></text:p>
      <text:p text:style-name="Standard"><text:span text:style-name="T240">-car le président en place, Richard Nixon, la gracie ;</text:span></text:p>
      <text:p text:style-name="Standard"><text:span text:style-name="T241">-car elle accepte de faire dissoudre le mouvement Black Panthers ;</text:span></text:p>
      <text:p text:style-name="P242"/>
      <text:p text:style-name="Standard"><text:span text:style-name="T243">Vidéo «Angela Davis, icône d</text:span><text:span text:style-name="T244">u Black Power» Tracks ARTE (2013)</text:span></text:p>
      <text:p text:style-name="Standard"><text:a xlink:href="https://www.youtube.com/watch?v=RX2OmvObA_w" office:target-frame-name="_top" xlink:show="replace"><text:span text:style-name="T245">https://www.youtube.com/watch?v=RX2OmvObA_w</text:span></text:a></text:p>
      <text:p text:style-name="Standard"/>
      <text:p text:style-name="P246"><text:span text:style-name="T247">Audio</text:span><text:span text:style-name="T248"><text:s/></text:span><text:a xlink:href="https://www.franceculture.fr/conferences/musee-du-quai-branly-jacques-chirac/histoire-des-black-panthers" office:target-frame-name="_top" xlink:show="replace"><text:span text:style-name="T249">«L’histoire des Black Panthers au-delà des clichés» France Culture (2018)</text:span></text:a></text:p>
      <text:p text:style-name="P250"/>
      <text:p text:style-name="P251"/>
      <text:p text:style-name="Standard"><text:span text:style-name="T252">&gt;Willy Peers</text:span></text:p>
      <text:p text:style-name="Standard"><text:span text:style-name="T253">En 1973, le docteur et gynécologue belge Wil</text:span><text:span text:style-name="T254">ly Peers est mis en détention pour avoir pratiqué plus de trois cents avortements. Son arrestation…</text:span></text:p>
      <text:p text:style-name="P255"/>
      <text:p text:style-name="Standard"><text:span text:style-name="T256">...provoque un large mouvement en faveur de la dépénalisation de l’avortement ;</text:span></text:p>
      <text:p text:style-name="Standard"><text:span text:style-name="T257">...entraîne la fermeture de tous les plannings familiaux de Belgique ;</text:span></text:p>
      <text:p text:style-name="Standard"><text:span text:style-name="T258">…pe</text:span><text:span text:style-name="T259">rmet d’aboutir au droit à l’avortement, uniquement en cas de viol ;</text:span></text:p>
      <text:p text:style-name="P260"/>
      <text:p text:style-name="Standard"><text:span text:style-name="T261">Cartographie «Le droit à l’avortement dans le monde»</text:span></text:p>
      <text:p text:style-name="Standard"><text:a xlink:href="https://reproductiverights.org/worldabortionlaws" office:target-frame-name="_top" xlink:show="replace"><text:span text:style-name="T262">https://reproductiverights.org/worldabortionlaws</text:span></text:a></text:p>
      <text:p text:style-name="Standard"/>
      <text:p text:style-name="P263"><text:span text:style-name="T264">Audio<text:s/></text:span><text:span text:style-name="T265"><text:s/></text:span><text:a xlink:href="https://www.rtbf.be/info/societe/detail_un-jour-dans-l-info-l-affaire-willy-peers?id=10273708" office:target-frame-name="_top" xlink:show="replace"><text:span text:style-name="T266">«Un jour dans l’histoire : l’affaire Willy Peers» Hélène Maquet (2019)</text:span></text:a></text:p>
      <text:p text:style-name="P267"/>
      <text:p text:style-name="Standard"><text:span text:style-name="T268">&gt;Mères de la place de Mai</text:span></text:p>
      <text:p text:style-name="Standard"><text:span text:style-name="T269">Durant la dictature militaire, ces femmes<text:s/></text:span><text:span text:style-name="T270">argentines se rassemblent chaque semaine devant le palais présidentiel, arborant un foulard blanc autour du cou… que représente-t-il ?</text:span></text:p>
      <text:p text:style-name="P271"/>
      <text:p text:style-name="Standard"><text:span text:style-name="T272">… le lange en tissu des enfants ‘disparus’ assassinés par les militaires ;</text:span></text:p>
      <text:p text:style-name="Standard"><text:span text:style-name="T273">… le torchon qui laverait symboliquement les méfaits du pouvoir en place ;</text:span></text:p>
      <text:p text:style-name="Standard"><text:span text:style-name="T274">… le rideau de ‘l’impunité’ sous lequel se cachent les institutions autoritaires ;</text:span></text:p>
      <text:p text:style-name="P275"/>
      <text:p text:style-name="Standard"><text:span text:style-name="T276">Dossier «Quand les femmes se mobilisent pour la paix, la citoyenneté, l’égalité des droits» Annick Miské-Talbot (1997)<text:s/></text:span><text:a xlink:href="http://base.d-p-h.info/fr/dossiers/dossier-252.html" office:target-frame-name="_top" xlink:show="replace"><text:span text:style-name="T277">http://base.d-p-h.info/fr/dossiers/dossier-252.html</text:span></text:a></text:p>
      <text:p text:style-name="Standard"/>
      <text:p text:style-name="P278"><text:span text:style-name="T279">Docu<text:s/></text:span><text:a xlink:href="https://vimeo.com/59933069" office:target-frame-name="_top" xlink:show="replace"><text:span text:style-name="T280">«Identités volées» Bertrand Dévé (2016)</text:span></text:a></text:p>
      <text:p text:style-name="P281"/>
      <text:p text:style-name="Standard"><text:span text:style-name="T282">&gt;Lutte du Larzac</text:span></text:p>
      <text:p text:style-name="Standard"><text:span text:style-name="T283">Luttant contre le projet d’extension d’un camp<text:s/></text:span><text:span text:style-name="T284">militaire, la ‘Lutte du Larzac’ préfigure le mouvement altermondialiste. Quelle est l’une de ses particularités ?</text:span></text:p>
      <text:p text:style-name="P285"/>
      <text:p text:style-name="Standard"><text:span text:style-name="T286">...La convergence : différents courants –ouvrier·ère·s, anti-nucléaires, anticapitalistes, féministes…s’unissent pour résister contre le proj</text:span><text:span text:style-name="T287">et ;</text:span></text:p>
      <text:p text:style-name="Standard"><text:span text:style-name="T288">…Des militaires rejoignent l’opposition et militent pacifiquement ;</text:span></text:p>
      <text:p text:style-name="Standard"><text:span text:style-name="T289">...Les paysans prennent les armes, la non-violence n’ayant rien donné ;</text:span></text:p>
      <text:p text:style-name="P290"/>
      <text:soft-page-break/>
      <text:p text:style-name="Standard"><text:span text:style-name="T291">Audio «Le conflit du Larzac, archaïque ou moderne ?» France Culture (2018)</text:span></text:p>
      <text:p text:style-name="Standard"><text:a xlink:href="https://www.franceculture.fr/emissions/concordance-des-temps/le-conflit-du-larzac-archaique-ou-moderne" office:target-frame-name="_top" xlink:show="replace"><text:span text:style-name="T292">https://www.franceculture.fr/emissions/concordance-des-temps/le-conflit-du-larzac-archaique-ou-moderne</text:span></text:a></text:p>
      <text:p text:style-name="Standard"/>
      <text:p text:style-name="P293"><text:span text:style-name="T294">Film<text:s/></text:span><text:a xlink:href="https://www.unifrance.org/film/31758/tous-au-larzac" office:target-frame-name="_top" xlink:show="replace"><text:span text:style-name="T295">«Tous au Larzac» Christian Rouaud (2011)</text:span></text:a></text:p>
      <text:p text:style-name="P296"/>
      <text:p text:style-name="P297"/>
      <text:p text:style-name="Standard"><text:span text:style-name="T298">&gt;Bataille de Seattle</text:span></text:p>
      <text:p text:style-name="Standard"><text:span text:style-name="T299">Complète cette phrase de l’activiste altermondialiste Naomi Klein : "L'une des armes du néolibéralisme consiste...</text:span></text:p>
      <text:p text:style-name="P300"/>
      <text:p text:style-name="Standard"><text:span text:style-name="T301">… à déclarer la guerre à l'imagination en faisant croire qu'il n'y a<text:s/></text:span><text:span text:style-name="T302">pas d'alternative » ;</text:span></text:p>
      <text:p text:style-name="Standard"><text:span text:style-name="T303">… à faire croire que même l’air que nous respirons est à vendre » ;</text:span></text:p>
      <text:p text:style-name="Standard"><text:span text:style-name="T304">…à transformer chaque citoyen-n-e en petit soldat oeuvrant, de manière consentante, au développement d’un système qui l’exploite ;</text:span></text:p>
      <text:p text:style-name="P305"/>
      <text:p text:style-name="Standard"><text:span text:style-name="T306">Audio «Ces sommets qui ont<text:s/></text:span><text:span text:style-name="T307">façonné le monde : Seattle» France <text:s/>Culture (2015)<text:s/></text:span><text:a xlink:href="https://www.franceculture.fr/emissions/culturesmonde/ces-sommets-qui-ont-faconne-le-monde-44-seattle-1999-des-altermondialistes" office:target-frame-name="_top" xlink:show="replace"><text:span text:style-name="T308">https://www.franceculture.fr/emissions/culturesmonde/ces-som</text:span><text:span text:style-name="T309">mets-qui-ont-faconne-le-monde-44-seattle-1999-des-altermondialistes</text:span></text:a></text:p>
      <text:p text:style-name="P310"/>
      <text:p text:style-name="P311"><text:span text:style-name="T312">Essai<text:s/></text:span><text:a xlink:href="https://www.cairn.info/revue-actuel-marx-2008-2-page-31.htm#" office:target-frame-name="_top" xlink:show="replace"><text:span text:style-name="T313">«L’altermondialisme, <text:s/>version moderne de l’anticapitalisme ?» Dominique Plihon (2008)</text:span></text:a></text:p>
      <text:p text:style-name="P314"/>
      <text:p text:style-name="P315"/>
      <text:p text:style-name="P316"/>
      <text:p text:style-name="Standard"><text:span text:style-name="T317">Autres<text:s/></text:span><text:span text:style-name="T318">Liens:</text:span></text:p>
      <text:list text:style-name="WWNum1">
        <text:list-item>
          <text:p text:style-name="P319"><text:span text:style-name="T320">“Vidéo: Doit-on désobéir? D’Antigone à Nuit Debout”</text:span></text:p>
        </text:list-item>
      </text:list>
      <text:p text:style-name="P321"><text:a xlink:href="https://www.youtube.com/watch?v=qflzDHR99iU" office:target-frame-name="_top" xlink:show="replace"><text:span text:style-name="T322">https://www.youtube.com/watch?v=qflzDHR99iU</text:span></text:a><text:span text:style-name="T323"><text:s/>:</text:span></text:p>
      <text:list text:style-name="WWNum3">
        <text:list-item>
          <text:p text:style-name="P324"><text:span text:style-name="T325"><text:s/>« Pourquoi désobéir ? »<text:s/></text:span><text:span text:style-name="T326">- Demain, les savoirs :</text:span><text:a xlink:href="https://www.youtube.com/redirect?q=https%3A%2F%2Fwww.franceculture.fr%2Femissions%2Fles-nouveaux-chemins-de-la-connaissance%2Fles-nouveaux-chemins-de-la-connaissance-lundi-30&amp;v=qflzDHR99iU&amp;redir_token=oJFBzbf9brzcjimXFDXUo2iDH898MTU4NjI1NzIyMEAxNTg2MTcwODIw&amp;event=video_description" office:target-frame-name="_top" xlink:show="replace"><text:span text:style-name="T327"><text:s/></text:span></text:a><text:a xlink:href="https://www.youtube.com/redirect?q=https%3A%2F%2Fwww.franceculture.fr%2Femissions%2Fles-nouveaux-chemins-de-la-connaissance%2Fles-nouveaux-chemins-de-la-connaissance-lundi-30&amp;v=qflzDHR99iU&amp;redir_token=oJFBzbf9brzcjimXFDXUo2iDH898MTU4NjI1NzIyMEAxNTg2MTcwODIw&amp;event=video_description" office:target-frame-name="_top" xlink:show="replace"><text:span text:style-name="T328">https://www.franceculture.fr/emission...</text:span></text:a></text:p>
        </text:list-item>
        <text:list-item>
          <text:p text:style-name="P329"><text:span text:style-name="T330">« Désobéissance civile : la conscience au-dessus des lois ?</text:span><text:span text:style-name="T331"><text:s/>» - RTS :</text:span><text:a xlink:href="https://www.youtube.com/redirect?q=http%3A%2F%2Fwww.rts.ch%2Fplay%2Ftv%2Ffaut-pas-croire%2Fvideo%2Fdesobeissance-civile-la-conscience-au-dessus-des-lois--lhumain-derriere-les-cliches%3Fid%3D8161252&amp;v=qflzDHR99iU&amp;redir_token=oJFBzbf9brzcjimXFDXUo2iDH898MTU4NjI1NzIyMEAxNTg2MTcwODIw&amp;event=video_description" office:target-frame-name="_top" xlink:show="replace"><text:span text:style-name="T332"><text:s/></text:span></text:a><text:a xlink:href="https://www.youtube.com/redirect?q=http%3A%2F%2Fwww.rts.ch%2Fplay%2Ftv%2Ffaut-pas-croire%2Fvideo%2Fdesobeissance-civile-la-conscience-au-dessus-des-lois--lhumain-derriere-les-cliches%3Fid%3D8161252&amp;v=qflzDHR99iU&amp;redir_token=oJFBzbf9brzcjimXFDXUo2iDH898MTU4NjI1NzIyMEAxNTg2MTcwODIw&amp;event=video_description" office:target-frame-name="_top" xlink:show="replace"><text:span text:style-name="T333">http://www.rts.ch/play/tv/faut-pas-cr...</text:span></text:a></text:p>
        </text:list-item>
        <text:list-item>
          <text:p text:style-name="P334"><text:span text:style-name="T335">« La désobéissance civile – La marche de l’Histoire »</text:span><text:span text:style-name="T336"><text:s/>- Jean Lebrun :</text:span><text:a xlink:href="https://www.youtube.com/redirect?q=https%3A%2F%2Fwww.franceinter.fr%2Femissions%2Fla-marche-de-l-histoire%2Fla-marche-de-l-histoire-05-juin-2013&amp;v=qflzDHR99iU&amp;redir_token=oJFBzbf9brzcjimXFDXUo2iDH898MTU4NjI1NzIyMEAxNTg2MTcwODIw&amp;event=video_description" office:target-frame-name="_top" xlink:show="replace"><text:span text:style-name="T337"><text:s/></text:span></text:a><text:a xlink:href="https://www.youtube.com/redirect?q=https%3A%2F%2Fwww.franceinter.fr%2Femissions%2Fla-marche-de-l-histoire%2Fla-marche-de-l-histoire-05-juin-2013&amp;v=qflzDHR99iU&amp;redir_token=oJFBzbf9brzcjimXFDXUo2iDH898MTU4NjI1NzIyMEAxNTg2MTcwODIw&amp;event=video_description" office:target-frame-name="_top" xlink:show="replace"><text:span text:style-name="T338">https://www.franceinter.fr/emissions/...</text:span></text:a></text:p>
        </text:list-item>
        <text:list-item>
          <text:p text:style-name="P339"><text:span text:style-name="T340">« La désobéissance civile : entre non-viole</text:span><text:span text:style-name="T341">nce et violence »</text:span><text:span text:style-name="T342"><text:s/>- Robin Celikates :</text:span><text:a xlink:href="https://www.youtube.com/redirect?q=https%3A%2F%2Fwww.cairn.info%2Frevue-rue-descartes-2013-1-page-35.htm&amp;v=qflzDHR99iU&amp;redir_token=oJFBzbf9brzcjimXFDXUo2iDH898MTU4NjI1NzIyMEAxNTg2MTcwODIw&amp;event=video_description" office:target-frame-name="_top" xlink:show="replace"><text:span text:style-name="T343"><text:s/></text:span></text:a><text:a xlink:href="https://www.youtube.com/redirect?q=https%3A%2F%2Fwww.cairn.info%2Frevue-rue-descartes-2013-1-page-35.htm&amp;v=qflzDHR99iU&amp;redir_token=oJFBzbf9brzcjimXFDXUo2iDH898MTU4NjI1NzIyMEAxNTg2MTcwODIw&amp;event=video_description" office:target-frame-name="_top" xlink:show="replace"><text:span text:style-name="T344">https://www.cair</text:span><text:span text:style-name="T345">n.info/revue-rue-desc...</text:span></text:a></text:p>
        </text:list-item>
        <text:list-item>
          <text:p text:style-name="P346"><text:span text:style-name="T347">« Essai d’analyse philosophique de la désobéissance civile »</text:span><text:span text:style-name="T348"><text:s/>- Consolate Bigirimana :</text:span><text:a xlink:href="https://www.youtube.com/redirect?q=https%3A%2F%2Fwww.erudit.org%2Frevue%2Fltp%2F2005%2Fv61%2Fn2%2F011822ar.html&amp;v=qflzDHR99iU&amp;redir_token=oJFBzbf9brzcjimXFDXUo2iDH898MTU4NjI1NzIyMEAxNTg2MTcwODIw&amp;event=video_description" office:target-frame-name="_top" xlink:show="replace"><text:span text:style-name="T349"><text:s/></text:span></text:a><text:a xlink:href="https://www.youtube.com/redirect?q=https%3A%2F%2Fwww.erudit.org%2Frevue%2Fltp%2F2005%2Fv61%2Fn2%2F011822ar.html&amp;v=qflzDHR99iU&amp;redir_token=oJFBzbf9brzcjimXFDXUo2iDH898MTU4NjI1NzIyMEAxNTg2MTcwODIw&amp;event=video_description" office:target-frame-name="_top" xlink:show="replace"><text:span text:style-name="T350">https://www.erudit.org/revue/ltp/2005...</text:span></text:a></text:p>
        </text:list-item>
        <text:list-item>
          <text:p text:style-name="P351"><text:span text:style-name="T352">« Désobéissance et démocratie radicale »</text:span><text:span text:style-name="T353"><text:s/>- Sandra Laugier :</text:span><text:a xlink:href="https://www.youtube.com/redirect?q=https%3A%2F%2Fwww.franceculture.fr%2Femissions%2Fles-nouveaux-chemins-de-la-connaissance%2Fles-nouveaux-chemins-de-la-connaissance-lundi-30&amp;v=qflzDHR99iU&amp;redir_token=oJFBzbf9brzcjimXFDXUo2iDH898MTU4NjI1NzIyMEAxNTg2MTcwODIw&amp;event=video_description" office:target-frame-name="_top" xlink:show="replace"><text:span text:style-name="T354"><text:s/></text:span></text:a><text:a xlink:href="https://www.youtube.com/redirect?q=https%3A%2F%2Fwww.franceculture.fr%2Femissions%2Fles-nouveaux-chemins-de-la-connaissance%2Fles-nouveaux-chemins-de-la-connaissance-lundi-30&amp;v=qflzDHR99iU&amp;redir_token=oJFBzbf9brzcjimXFDXUo2iDH898MTU4NjI1NzIyMEAxNTg2MTcwODIw&amp;event=video_description" office:target-frame-name="_top" xlink:show="replace"><text:span text:style-name="T355">https://www.franceculture.fr/emission...</text:span></text:a></text:p>
        </text:list-item>
        <text:list-item>
          <text:p text:style-name="P356"><text:span text:style-name="T357">« Pourquoi faut-il constitutionnaliser la désobéissance civile ? »</text:span><text:span text:style-name="T358"><text:s/></text:span><text:span text:style-name="T359">- Manuel Cervera-Marzal :</text:span><text:a xlink:href="https://www.youtube.com/redirect?q=http%3A%2F%2Frue89.nouvelobs.com%2F2011%2F12%2F22%2Fpourquoi-il-faut-constitutionnaliser-la-desobeissance-civile-227534&amp;v=qflzDHR99iU&amp;redir_token=oJFBzbf9brzcjimXFDXUo2iDH898MTU4NjI1NzIyMEAxNTg2MTcwODIw&amp;event=video_description" office:target-frame-name="_top" xlink:show="replace"><text:span text:style-name="T360"><text:s/></text:span></text:a><text:a xlink:href="https://www.youtube.com/redirect?q=http%3A%2F%2Frue89.nouvelobs.com%2F2011%2F12%2F22%2Fpourquoi-il-faut-constitutionnaliser-la-desobeissance-civile-227534&amp;v=qflzDHR99iU&amp;redir_token=oJFBzbf9brzcjimXFDXUo2iDH898MTU4NjI1NzIyMEAxNTg2MTcwODIw&amp;event=video_description" office:target-frame-name="_top" xlink:show="replace"><text:span text:style-name="T361">http://rue89.nouvelobs.com/2011/12/22...</text:span></text:a></text:p>
        </text:list-item>
        <text:list-item>
          <text:p text:style-name="P362"><text:span text:style-name="T363">« La désobéissance civile à l’épreuve du principe du fair-play : entre ingratitude et reconnaissance »</text:span><text:span text:style-name="T364"><text:s/>- Hourya Bentouhami :</text:span><text:a xlink:href="https://www.youtube.com/redirect?q=https%3A%2F%2Ftraces.revues.org%2F234&amp;v=qflzDHR99iU&amp;redir_token=oJFBzbf9brzcjimXFDXUo2iDH898MTU4NjI1NzIyMEAxNTg2MTcwODIw&amp;event=video_description" office:target-frame-name="_top" xlink:show="replace"><text:span text:style-name="T365"><text:s/></text:span></text:a><text:a xlink:href="https://www.youtube.com/redirect?q=https%3A%2F%2Ftraces.revues.org%2F234&amp;v=qflzDHR99iU&amp;redir_token=oJFBzbf9brzcjimXFDXUo2iDH898MTU4NjI1NzIyMEAxNTg2MTcwODIw&amp;event=video_description" office:target-frame-name="_top" xlink:show="replace"><text:span text:style-name="T366">https://traces.revues.org/234</text:span></text:a></text:p>
        </text:list-item>
        <text:list-item>
          <text:p text:style-name="P367"><text:span text:style-name="T368">« Base de données d’actions non-violentes»</text:span></text:p>
        </text:list-item>
      </text:list>
      <text:p text:style-name="P369"><text:a xlink:href="https://nvdatabase.swarthmore.edu/" office:target-frame-name="_top" xlink:show="replace"><text:span text:style-name="T370">Global N</text:span><text:span text:style-name="T371">onviolent Action Database</text:span></text:a></text:p>
      <text:list text:style-name="WWNum2">
        <text:list-item>
          <text:p text:style-name="P372"><text:span text:style-name="T373">“Bibliothèque de ressources éducatives”</text:span></text:p>
        </text:list-item>
      </text:list>
      <text:p text:style-name="Standard"><text:span text:style-name="T374"><text:tab/></text:span><text:a xlink:href="https://www.nonviolent-conflict.org/resource-library/?fwp_language=french" office:target-frame-name="_top" xlink:show="replace"><text:span text:style-name="T375">https://www.nonviolent-conflict.org/resource-library/?fwp_language=french</text:span></text:a></text:p>
      <text:p text:style-name="P3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Lucida Sans" svg:font-family="Lucida Sans" style:font-family-generic="swiss" style:font-pitch="variable" svg:panose-1="2 11 6 2 3 5 4 2 2 4"/>
    <style:font-face style:name="Bahnschrift Light" svg:font-family="Bahnschrift Light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BE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margin-top="0.1388in" fo:margin-bottom="0.0833in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margin-top="0.0833in" fo:margin-bottom="0.0833in"/>
      <style:text-properties fo:font-weight="bold" style:font-weight-asian="bold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="Lucida Sans" style:font-name-asian="Lucida Sans" style:font-name-complex="Lucida Sans" fo:font-weight="bold" style:font-weight-asian="bold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Lucida Sans" style:font-name-asian="Lucida Sans" style:font-name-complex="Lucida Sans" fo:font-weight="bold" style:font-weight-asian="bold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font-name="Lucida Sans" style:font-name-asian="Lucida Sans" style:font-name-complex="Lucida Sans" fo:font-weight="bold" style:font-weight-asian="bold"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font-name="Lucida Sans" style:font-name-asian="Lucida Sans" style:font-name-complex="Lucida Sans" fo:color="#000080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9" style:display-name="ListLabel 29" style:family="text">
      <style:text-properties style:font-name="Bahnschrift Light" style:font-name-asian="Bahnschrift Light" style:font-name-complex="Bahnschrift Light" fo:color="#000080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ListLabel30" style:display-name="ListLabel 30" style:family="text">
      <style:text-properties style:font-name="Lucida Sans" style:font-name-asian="Lucida Sans" style:font-name-complex="Lucida Sans" fo:color="#000080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ListLabel31" style:display-name="ListLabel 31" style:family="text">
      <style:text-properties style:font-name="Bahnschrift Light" style:font-name-asian="Bahnschrift Light" style:font-name-complex="Bahnschrift Light" fo:color="#1155CC" fo:font-size="11pt" style:font-size-asian="11pt" style:font-size-complex="11pt" style:text-underline-type="single" style:text-underline-style="solid" style:text-underline-width="auto" style:text-underline-mode="continuous" style:text-underline-color="font-color"/>
    </style:style>
    <style:style style:name="ListLabel32" style:display-name="ListLabel 32" style:family="text">
      <style:text-properties style:font-name="Lucida Sans" style:font-name-asian="Lucida Sans" style:font-name-complex="Lucida Sans" fo:color="#1155CC" style:text-underline-type="single" style:text-underline-style="solid" style:text-underline-width="auto" style:text-underline-mode="continuous" style:text-underline-color="font-color"/>
    </style:style>
    <style:style style:name="ListLabel33" style:display-name="ListLabel 33" style:family="text">
      <style:text-properties style:font-name="Lucida Sans" style:font-name-asian="Lucida Sans" style:font-name-complex="Lucida Sans"/>
    </style:style>
    <style:style style:name="ListLabel34" style:display-name="ListLabel 34" style:family="text">
      <style:text-properties style:font-name="Lucida Sans" style:font-name-asian="Lucida Sans" style:font-name-complex="Lucida Sans" fo:font-weight="bold" style:font-weight-asian="bold" fo:color="#1155CC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Lucida Sans" fo:font-weight="bold" style:font-weight-asian="bold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ucida Sans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font-name="Lucida Sans" fo:font-weight="bold" style:font-weight-asian="bold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ucida Sans"/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Lucida Sans" fo:font-weight="bold" style:font-weight-asian="bold"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ucida Sans"/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Commentaire" style:display-name="Commentaire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aireCar" style:display-name="Commentaire Car" style:family="text" style:parent-style-name="Policepardéfaut">
      <style:text-properties style:font-name-complex="Mangal" fo:font-size="10pt" style:font-size-asian="10pt" style:font-size-complex="9pt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Textedebulles" style:display-name="Texte de bulles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TextedebullesCar" style:display-name="Texte de bulles Car" style:family="text" style:parent-style-name="Policepardéfau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umbert Meyers</dc:creator>
    <meta:creation-date>2020-05-06T10:30:00Z</meta:creation-date>
    <dc:date>2020-05-06T11:03:00Z</dc:date>
    <meta:template xlink:href="Normal.dotm" xlink:type="simple"/>
    <meta:editing-cycles>2</meta:editing-cycles>
    <meta:editing-duration>PT0S</meta:editing-duration>
    <meta:document-statistic meta:page-count="6" meta:paragraph-count="39" meta:word-count="3072" meta:character-count="19934" meta:row-count="140" meta:non-whitespace-character-count="16901"/>
  </office:meta>
</office:document-meta>
</file>